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3299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61in"/>
    </style:style>
    <style:style style:name="co11" style:family="table-column">
      <style:table-column-properties fo:break-before="auto" style:column-width="1.7161in"/>
    </style:style>
    <style:style style:name="co12" style:family="table-column">
      <style:table-column-properties fo:break-before="auto" style:column-width="0.3437in"/>
    </style:style>
    <style:style style:name="co13" style:family="table-column">
      <style:table-column-properties fo:break-before="auto" style:column-width="0.9689in"/>
    </style:style>
    <style:style style:name="co14" style:family="table-column">
      <style:table-column-properties fo:break-before="auto" style:column-width="0.59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fo:background-color="#ffffff" style:cell-protect="protected" style:print-content="true" style:vertical-align="automatic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14">
      <style:table-cell-properties style:cell-protect="protected" style:print-content="true" style:text-align-source="fix" style:repeat-content="false" fo:border="0.74pt solid #000000" style:vertical-align="automatic"/>
      <style:paragraph-properties fo:text-align="start" fo:margin-left="0in"/>
      <style:text-properties fo:font-size="9pt" style:font-size-asian="9pt" style:font-size-complex="9pt"/>
      <style:map style:condition="is-true-formula(SUMPRODUCT(--([.B3]=[.$BC$3:.$BC$19]))&gt;0)" style:apply-style-name="Feiertag" style:base-cell-address="'2026'.B3"/>
      <style:map style:condition="is-true-formula(WEEKDAY([.B3];2)&gt;5)" style:apply-style-name="Wochenende" style:base-cell-address="'2026'.B3"/>
    </style:style>
    <style:style style:name="ce30" style:family="table-cell" style:parent-style-name="Default" style:data-style-name="N114">
      <style:table-cell-properties style:cell-protect="protected" style:print-content="true" style:text-align-source="fix" style:repeat-content="false" fo:border="0.74pt solid #000000" style:vertical-align="automatic"/>
      <style:paragraph-properties fo:text-align="start" fo:margin-left="0in"/>
      <style:text-properties fo:font-size="9pt" style:font-size-asian="9pt" style:font-size-complex="9pt"/>
    </style:style>
    <style:style style:name="ce31" style:family="table-cell" style:parent-style-name="Default" style:data-style-name="N117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74pt solid #000000" style:vertical-align="automatic"/>
      <style:paragraph-properties fo:text-align="center" fo:margin-left="0in"/>
      <style:text-properties fo:font-size="9pt" style:font-size-asian="9pt" style:font-size-complex="9pt"/>
    </style:style>
    <style:style style:name="ce33" style:family="table-cell" style:parent-style-name="Default" style:data-style-name="N36">
      <style:table-cell-properties style:cell-protect="none" style:print-content="true" fo:border="0.74pt solid #000000" style:vertical-align="automatic"/>
      <style:text-properties fo:font-size="9pt" style:font-size-asian="9pt" style:font-size-complex="9pt"/>
      <style:map style:condition="cell-content()=&quot;UR/2&quot;" style:apply-style-name="Urlaub_20_0_2c_5" style:base-cell-address="'2026'.C3"/>
      <style:map style:condition="cell-content()=&quot;UR&quot;" style:apply-style-name="Urlaub" style:base-cell-address="'2026'.C3"/>
      <style:map style:condition="cell-content()=&quot;UUR&quot;" style:apply-style-name="Unbezahlter_20_Urlaub" style:base-cell-address="'2026'.C3"/>
      <style:map style:condition="cell-content()=&quot;SUR&quot;" style:apply-style-name="Sonderurlaub" style:base-cell-address="'2026'.C3"/>
      <style:map style:condition="is-true-formula(SUMPRODUCT(--([.B3]=[.$BC$3:.$BC$19])&gt;0))" style:apply-style-name="Feiertag" style:base-cell-address="'2026'.C3"/>
      <style:map style:condition="is-true-formula(WEEKDAY([.B3];2)&gt;5)" style:apply-style-name="Wochenende" style:base-cell-address="'2026'.C3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fo:border-left="0.74pt solid #000000" fo:border-right="none" fo:border-top="0.74pt solid #000000" style:vertical-align="automatic"/>
      <style:text-properties fo:font-size="9pt" style:font-size-asian="9pt" style:font-size-complex="9pt"/>
    </style:style>
    <style:style style:name="ce40" style:family="table-cell" style:parent-style-name="Default" style:data-style-name="N117">
      <style:table-cell-properties fo:border-bottom="0.74pt solid #000000" fo:background-color="#ffffff" style:cell-protect="protected" style:print-content="true" fo:border-left="0.74pt solid #000000" fo:border-right="none" fo:border-top="none" style:vertical-align="automatic"/>
      <style:text-properties fo:font-size="9pt" style:font-size-asian="9pt" style:font-size-complex="9pt"/>
      <style:map style:condition="cell-content()&gt;0" style:apply-style-name="Urlaub_20_Summe" style:base-cell-address="'2026'.C36"/>
    </style:style>
    <style:style style:name="ce29" style:family="table-cell" style:parent-style-name="Default" style:data-style-name="N117">
      <style:table-cell-properties fo:background-color="#ffffff" style:cell-protect="protected" style:print-content="true" style:vertical-align="automatic"/>
    </style:style>
    <style:style style:name="ce42" style:family="table-cell" style:parent-style-name="Default" style:data-style-name="N36">
      <style:table-cell-properties style:cell-protect="none" style:print-content="true" fo:border="0.74pt solid #000000" style:vertical-align="automatic"/>
      <style:text-properties fo:font-size="9pt" style:font-size-asian="9pt" style:font-size-complex="9pt"/>
      <style:map style:condition="is-true-formula(SUMPRODUCT(--([.B3]=[.$BC$3:.$BC$19])&gt;0))" style:apply-style-name="Feiertag" style:base-cell-address="'2026'.D3"/>
      <style:map style:condition="cell-content()=&quot;UR/2&quot;" style:apply-style-name="Urlaub_20_0_2c_5" style:base-cell-address="'2026'.D3"/>
      <style:map style:condition="cell-content()=&quot;UR&quot;" style:apply-style-name="Urlaub" style:base-cell-address="'2026'.D3"/>
      <style:map style:condition="cell-content()=&quot;SUR&quot;" style:apply-style-name="Sonderurlaub" style:base-cell-address="'2026'.D3"/>
      <style:map style:condition="cell-content()=&quot;UUR&quot;" style:apply-style-name="Unbezahlter_20_Urlaub" style:base-cell-address="'2026'.D3"/>
      <style:map style:condition="is-true-formula(WEEKDAY([.B3];2)&gt;5)" style:apply-style-name="Wochenende" style:base-cell-address="'2026'.D3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none" fo:border-right="none" fo:border-top="0.74pt solid #000000" style:vertical-align="automatic"/>
      <style:text-properties fo:font-size="9pt" style:font-size-asian="9pt" style:font-size-complex="9pt"/>
    </style:style>
    <style:style style:name="ce45" style:family="table-cell" style:parent-style-name="Default" style:data-style-name="N117">
      <style:table-cell-properties fo:border-bottom="0.74pt solid #000000" fo:background-color="#ffffff" style:cell-protect="protected" style:print-content="true" fo:border-left="none" fo:border-right="none" fo:border-top="none" style:vertical-align="automatic"/>
      <style:text-properties fo:font-size="9pt" style:font-size-asian="9pt" style:font-size-complex="9pt"/>
      <style:map style:condition="cell-content()&gt;0" style:apply-style-name="Urlaub_20_Summe" style:base-cell-address="'2026'.D36"/>
    </style:style>
    <style:style style:name="ce47" style:family="table-cell" style:parent-style-name="Default" style:data-style-name="N36">
      <style:table-cell-properties style:cell-protect="none" style:print-content="true" fo:border="0.74pt solid #000000" style:vertical-align="automatic"/>
      <style:text-properties fo:font-size="9pt" style:font-size-asian="9pt" style:font-size-complex="9pt"/>
      <style:map style:condition="is-true-formula(SUMPRODUCT(--([.B3]=[.$BC$3:.$BC$19])&gt;0))" style:apply-style-name="Feiertag" style:base-cell-address="'2026'.E3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none" fo:border-right="0.74pt solid #000000" fo:border-top="0.74pt solid #000000" style:vertical-align="automatic"/>
      <style:text-properties fo:font-size="9pt" style:font-size-asian="9pt" style:font-size-complex="9pt"/>
    </style:style>
    <style:style style:name="ce49" style:family="table-cell" style:parent-style-name="Default" style:data-style-name="N117">
      <style:table-cell-properties fo:border-bottom="0.74pt solid #000000" fo:background-color="#ffffff" style:cell-protect="protected" style:print-content="true" fo:border-left="none" fo:border-right="0.74pt solid #000000" fo:border-top="none" style:vertical-align="automatic"/>
      <style:text-properties fo:font-size="9pt" style:font-size-asian="9pt" style:font-size-complex="9pt"/>
      <style:map style:condition="cell-content()&gt;0" style:apply-style-name="Urlaub_20_Summe" style:base-cell-address="'2026'.E36"/>
    </style:style>
    <style:style style:name="ce63" style:family="table-cell" style:parent-style-name="Default" style:data-style-name="N114">
      <style:table-cell-properties style:cell-protect="protected" style:print-content="true" style:text-align-source="fix" style:repeat-content="false" fo:border="0.74pt solid #000000" style:vertical-align="automatic"/>
      <style:paragraph-properties fo:text-align="start" fo:margin-left="0in"/>
      <style:text-properties fo:font-size="9pt" style:font-size-asian="9pt" style:font-size-complex="9pt"/>
      <style:map style:condition="is-true-formula(SUMPRODUCT(--([.F3]=[.$BC$3:.$BC$19]))&gt;0)" style:apply-style-name="Feiertag" style:base-cell-address="'2026'.F3"/>
      <style:map style:condition="is-true-formula(WEEKDAY([.F3];2)&gt;5)" style:apply-style-name="Wochenende" style:base-cell-address="'2026'.F3"/>
    </style:style>
    <style:style style:name="ce64" style:family="table-cell" style:parent-style-name="Default" style:data-style-name="N117">
      <style:table-cell-properties fo:background-color="#ffffff" style:cell-protect="protected" style:print-content="true" style:vertical-align="automatic"/>
      <style:text-properties fo:font-size="9pt" style:font-size-asian="9pt" style:font-size-complex="9pt"/>
      <style:map style:condition="cell-content()&gt;0" style:apply-style-name="Urlaub_20_Summe" style:base-cell-address="'2026'.F36"/>
    </style:style>
    <style:style style:name="ce65" style:family="table-cell" style:parent-style-name="Default" style:data-style-name="N36">
      <style:table-cell-properties style:cell-protect="protected" style:print-content="true" fo:border="0.74pt solid #000000" style:vertical-align="automatic"/>
      <style:text-properties fo:font-size="9pt" style:font-size-asian="9pt" style:font-size-complex="9pt"/>
      <style:map style:condition="cell-content()=&quot;UR/2&quot;" style:apply-style-name="Urlaub_20_0_2c_5" style:base-cell-address="'2026'.G3"/>
      <style:map style:condition="cell-content()=&quot;UR&quot;" style:apply-style-name="Urlaub" style:base-cell-address="'2026'.G3"/>
      <style:map style:condition="cell-content()=&quot;UUR&quot;" style:apply-style-name="Unbezahlter_20_Urlaub" style:base-cell-address="'2026'.G3"/>
      <style:map style:condition="cell-content()=&quot;SUR&quot;" style:apply-style-name="Sonderurlaub" style:base-cell-address="'2026'.G3"/>
      <style:map style:condition="is-true-formula(SUMPRODUCT(--([.F3]=[.$BC$3:.$BC$19])&gt;0))" style:apply-style-name="Feiertag" style:base-cell-address="'2026'.G3"/>
      <style:map style:condition="is-true-formula(WEEKDAY([.F3];2)&gt;5)" style:apply-style-name="Wochenende" style:base-cell-address="'2026'.G3"/>
    </style:style>
    <style:style style:name="ce66" style:family="table-cell" style:parent-style-name="Default" style:data-style-name="N117">
      <style:table-cell-properties fo:border-bottom="0.74pt solid #000000" fo:background-color="#ffffff" style:cell-protect="protected" style:print-content="true" fo:border-left="0.74pt solid #000000" fo:border-right="none" fo:border-top="none" style:vertical-align="automatic"/>
      <style:text-properties fo:font-size="9pt" style:font-size-asian="9pt" style:font-size-complex="9pt"/>
      <style:map style:condition="cell-content()&gt;0" style:apply-style-name="Urlaub_20_Summe" style:base-cell-address="'2026'.F36"/>
    </style:style>
    <style:style style:name="ce68" style:family="table-cell" style:parent-style-name="Default" style:data-style-name="N36">
      <style:table-cell-properties style:cell-protect="protected" style:print-content="true" fo:border="0.74pt solid #000000" style:vertical-align="automatic"/>
      <style:text-properties fo:font-size="9pt" style:font-size-asian="9pt" style:font-size-complex="9pt"/>
      <style:map style:condition="is-true-formula(SUMPRODUCT(--([.F3]=[.$BC$3:.$BC$19])&gt;0))" style:apply-style-name="Feiertag" style:base-cell-address="'2026'.H3"/>
      <style:map style:condition="cell-content()=&quot;UR/2&quot;" style:apply-style-name="Urlaub_20_0_2c_5" style:base-cell-address="'2026'.H3"/>
      <style:map style:condition="cell-content()=&quot;UR&quot;" style:apply-style-name="Urlaub" style:base-cell-address="'2026'.H3"/>
      <style:map style:condition="cell-content()=&quot;SUR&quot;" style:apply-style-name="Sonderurlaub" style:base-cell-address="'2026'.H3"/>
      <style:map style:condition="cell-content()=&quot;UUR&quot;" style:apply-style-name="Unbezahlter_20_Urlaub" style:base-cell-address="'2026'.H3"/>
      <style:map style:condition="is-true-formula(WEEKDAY([.F3];2)&gt;5)" style:apply-style-name="Wochenende" style:base-cell-address="'2026'.H3"/>
    </style:style>
    <style:style style:name="ce69" style:family="table-cell" style:parent-style-name="Default" style:data-style-name="N117">
      <style:table-cell-properties fo:border-bottom="0.74pt solid #000000" fo:background-color="#ffffff" style:cell-protect="protected" style:print-content="true" fo:border-left="none" fo:border-right="none" fo:border-top="none" style:vertical-align="automatic"/>
      <style:text-properties fo:font-size="9pt" style:font-size-asian="9pt" style:font-size-complex="9pt"/>
      <style:map style:condition="cell-content()&gt;0" style:apply-style-name="Urlaub_20_Summe" style:base-cell-address="'2026'.H36"/>
    </style:style>
    <style:style style:name="ce70" style:family="table-cell" style:parent-style-name="Default" style:data-style-name="N36">
      <style:table-cell-properties style:cell-protect="protected" style:print-content="true" fo:border="0.74pt solid #000000" style:vertical-align="automatic"/>
      <style:text-properties fo:font-size="9pt" style:font-size-asian="9pt" style:font-size-complex="9pt"/>
      <style:map style:condition="is-true-formula(SUMPRODUCT(--([.F3]=[.$BC$3:.$BC$19])&gt;0))" style:apply-style-name="Feiertag" style:base-cell-address="'2026'.I3"/>
    </style:style>
    <style:style style:name="ce71" style:family="table-cell" style:parent-style-name="Default" style:data-style-name="N117">
      <style:table-cell-properties fo:border-bottom="0.74pt solid #000000" fo:background-color="#ffffff" style:cell-protect="protected" style:print-content="true" fo:border-left="none" fo:border-right="0.74pt solid #000000" fo:border-top="none" style:vertical-align="automatic"/>
      <style:text-properties fo:font-size="9pt" style:font-size-asian="9pt" style:font-size-complex="9pt"/>
      <style:map style:condition="cell-content()&gt;0" style:apply-style-name="Urlaub_20_Summe" style:base-cell-address="'2026'.F36"/>
    </style:style>
    <style:style style:name="ce72" style:family="table-cell" style:parent-style-name="Default">
      <style:text-properties fo:font-size="9pt" style:font-size-asian="9pt" style:font-size-complex="9pt"/>
    </style:style>
    <style:style style:name="ce74" style:family="table-cell" style:parent-style-name="Default" style:data-style-name="N36">
      <style:table-cell-properties style:cell-protect="protected" style:print-content="true" fo:border="0.74pt solid #000000" style:vertical-align="automatic"/>
      <style:text-properties fo:font-size="9pt" style:font-size-asian="9pt" style:font-size-complex="9pt"/>
      <style:map style:condition="cell-content()=&quot;UR/2&quot;" style:apply-style-name="Urlaub_20_0_2c_5" style:base-cell-address="'2026'.I3"/>
      <style:map style:condition="cell-content()=&quot;UR&quot;" style:apply-style-name="Urlaub" style:base-cell-address="'2026'.I3"/>
      <style:map style:condition="cell-content()=&quot;SUR&quot;" style:apply-style-name="Sonderurlaub" style:base-cell-address="'2026'.I3"/>
      <style:map style:condition="cell-content()=&quot;UUR&quot;" style:apply-style-name="Unbezahlter_20_Urlaub" style:base-cell-address="'2026'.I3"/>
      <style:map style:condition="is-true-formula(SUMPRODUCT(--([.F3]=[.$BC$3:.$BC$19])&gt;0))" style:apply-style-name="Feiertag" style:base-cell-address="'2026'.I3"/>
      <style:map style:condition="is-true-formula(WEEKDAY([.F3];2)&gt;5)" style:apply-style-name="Wochenende" style:base-cell-address="'2026'.I3"/>
    </style:style>
    <style:style style:name="ce75" style:family="table-cell" style:parent-style-name="Default" style:data-style-name="N36">
      <style:table-cell-properties style:cell-protect="protected" style:print-content="true" fo:border="0.74pt solid #000000" style:vertical-align="automatic"/>
      <style:text-properties fo:font-size="9pt" style:font-size-asian="9pt" style:font-size-complex="9pt"/>
      <style:map style:condition="cell-content()=&quot;UR/2&quot;" style:apply-style-name="Urlaub_20_0_2c_5" style:base-cell-address="'2026'.BA3"/>
      <style:map style:condition="cell-content()=&quot;UR&quot;" style:apply-style-name="Urlaub" style:base-cell-address="'2026'.BA3"/>
      <style:map style:condition="cell-content()=&quot;SUR&quot;" style:apply-style-name="Sonderurlaub" style:base-cell-address="'2026'.BA3"/>
      <style:map style:condition="cell-content()=&quot;UUR&quot;" style:apply-style-name="Unbezahlter_20_Urlaub" style:base-cell-address="'2026'.BA3"/>
      <style:map style:condition="is-true-formula(SUMPRODUCT(--([.AX3]=[.$BC$3:.$BC$19])&gt;0))" style:apply-style-name="Feiertag" style:base-cell-address="'2026'.BA3"/>
      <style:map style:condition="is-true-formula(WEEKDAY([.AX3];2)&gt;5)" style:apply-style-name="Wochenende" style:base-cell-address="'2026'.BA3"/>
    </style:style>
    <style:style style:name="ce7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7" style:family="table-cell" style:parent-style-name="Default" style:data-style-name="N36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fo:font-size="9pt" style:font-size-asian="9pt" style:font-size-complex="9pt"/>
    </style:style>
    <style:style style:name="ce78" style:family="table-cell" style:parent-style-name="Default" style:data-style-name="N36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font-size="9pt" style:font-size-asian="9pt" style:font-size-complex="9pt"/>
    </style:style>
    <style:style style:name="ce79" style:family="table-cell" style:parent-style-name="Default" style:data-style-name="N36">
      <style:table-cell-properties fo:border-bottom="0.06pt solid #000000" fo:background-color="#ffffff" style:cell-protect="protected" style:print-content="true" fo:border-left="0.06pt solid #000000" fo:border-right="none" fo:border-top="none" style:vertical-align="automatic"/>
      <style:text-properties fo:font-size="9pt" style:font-size-asian="9pt" style:font-size-complex="9pt"/>
    </style:style>
    <style:style style:name="ce80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9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fo:border-bottom="none" fo:background-color="#fbe5d6" style:cell-protect="protected" style:print-content="true" fo:border-left="none" fo:border-right="none" fo:border-top="0.06pt solid #000000" style:vertical-align="automatic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ackground-color="#fbe5d6" style:cell-protect="protected" style:print-content="true" style:vertical-align="automatic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fo:border-bottom="0.06pt solid #000000" fo:background-color="#fbe5d6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85" style:family="table-cell" style:parent-style-name="Default" style:data-style-name="N117">
      <style:table-cell-properties fo:border="none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0.06pt solid #000000" style:vertical-align="automatic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0.06pt solid #000000" fo:border-top="none" style:vertical-align="automatic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bottom="none" fo:background-color="#ff7979" style:cell-protect="protected" style:print-content="true" fo:border-left="0.06pt solid #000000" fo:border-right="none" fo:border-top="0.06pt solid #000000" style:vertical-align="automatic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-bottom="none" fo:background-color="#ff9f9f" style:cell-protect="protected" style:print-content="true" fo:border-left="0.06pt solid #000000" fo:border-right="none" fo:border-top="none" style:vertical-align="automati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e994" style:cell-protect="protected" style:print-content="true" fo:border-left="0.06pt solid #000000" fo:border-right="none" fo:border-top="none" style:vertical-align="automati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e8f2a1" style:cell-protect="protected" style:print-content="true" fo:border-left="0.06pt solid #000000" fo:border-right="none" fo:border-top="none" style:vertical-align="automatic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0.06pt solid #000000" fo:background-color="#ffffff" style:cell-protect="protected" style:print-content="true" fo:border-left="0.06pt solid #000000" fo:border-right="none" fo:border-top="none" style:vertical-align="automatic"/>
      <style:text-properties fo:font-size="9pt" style:font-size-asian="9pt" style:font-size-complex="9pt"/>
    </style:style>
    <style:style style:name="ce25" style:family="table-cell" style:parent-style-name="Default" style:data-style-name="N36">
      <style:table-cell-properties fo:background-color="#ffffff" style:cell-protect="protected" style:print-content="true" style:vertical-align="automatic"/>
    </style:style>
    <style:style style:name="ce21" style:family="table-cell" style:parent-style-name="Default" style:data-style-name="N118">
      <style:table-cell-properties fo:background-color="#ffffff" style:cell-protect="protected" style:print-content="true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BG$3:.$BG$7])" table:allow-empty-cell="false" table:display-list="unsorted" table:base-cell-address="'2026'.AY3">
          <table:help-message table:display="true"/>
          <table:error-message table:message-type="stop" table:display="true"/>
        </table:content-validation>
      </table:content-validations>
      <table:table table:name="2026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2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8" table:number-columns-repeated="3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3" table:number-columns-repeated="990" table:default-cell-style-name="ce6"/>
        <table:table-column table:style-name="co13" table:number-columns-repeated="15334"/>
        <table:table-row table:style-name="ro1">
          <table:table-cell table:style-name="ce1" office:value-type="float" office:value="2026" calcext:value-type="float">
            <text:p>2026</text:p>
          </table:table-cell>
          <table:table-cell table:style-name="ce23" office:value-type="string" calcext:value-type="string" table:number-columns-spanned="4" table:number-rows-spanned="1">
            <text:p>Jan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Feb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Mar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Apr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Mai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Jun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Jul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Aug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Sep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Okt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Nov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Dez</text:p>
          </table:table-cell>
          <table:covered-table-cell table:number-columns-repeated="3" table:style-name="ce3"/>
          <table:table-cell table:style-name="ce23" office:value-type="string" calcext:value-type="string" table:number-columns-spanned="4" table:number-rows-spanned="1">
            <text:p>Jan</text:p>
          </table:table-cell>
          <table:covered-table-cell table:number-columns-repeated="3" table:style-name="ce3"/>
          <table:table-cell table:style-name="ce3"/>
          <table:table-cell table:style-name="ce76" office:value-type="string" calcext:value-type="string" table:number-columns-spanned="2" table:number-rows-spanned="1">
            <text:p>Feiertage</text:p>
          </table:table-cell>
          <table:covered-table-cell table:style-name="ce3"/>
          <table:table-cell table:style-name="ce3" table:number-columns-repeated="2"/>
          <table:table-cell table:style-name="ce76" office:value-type="string" calcext:value-type="string" table:number-columns-spanned="2" table:number-rows-spanned="1">
            <text:p>Urlaub</text:p>
          </table:table-cell>
          <table:covered-table-cell table:style-name="ce3"/>
          <table:table-cell table:number-columns-repeated="990"/>
        </table:table-row>
        <table:table-row table:style-name="ro1">
          <table:table-cell table:style-name="ce1"/>
          <table:table-cell table:style-name="ce3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3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72"/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usi</text:p>
          </table:table-cell>
          <table:table-cell table:style-name="ce32" office:value-type="string" calcext:value-type="string">
            <text:p>Tom</text:p>
          </table:table-cell>
          <table:table-cell table:style-name="ce3"/>
          <table:table-cell table:style-name="ce76"/>
          <table:table-cell table:style-name="ce3" table:number-columns-repeated="3"/>
          <table:table-cell table:style-name="ce76"/>
          <table:table-cell table:style-name="ce3"/>
          <table:table-cell table:number-columns-repeated="990"/>
        </table:table-row>
        <table:table-row table:style-name="ro1">
          <table:table-cell table:style-name="ce3"/>
          <table:table-cell table:style-name="ce24" table:formula="of:=DATE([.A1];1;1)" office:value-type="date" office:date-value="2026-01-01" calcext:value-type="date">
            <text:p>01 D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DATE([.$A$1];2;1)" office:value-type="date" office:date-value="2026-02-01" calcext:value-type="date">
            <text:p>01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DATE([.$A$1];3;1)" office:value-type="date" office:date-value="2026-03-01" calcext:value-type="date">
            <text:p>01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DATE([.$A$1];4;1)" office:value-type="date" office:date-value="2026-04-01" calcext:value-type="date">
            <text:p>01 M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DATE([.$A$1];5;1)" office:value-type="date" office:date-value="2026-05-01" calcext:value-type="date">
            <text:p>01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DATE([.$A$1];6;1)" office:value-type="date" office:date-value="2026-06-01" calcext:value-type="date">
            <text:p>01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DATE([.$A$1];7;1)" office:value-type="date" office:date-value="2026-07-01" calcext:value-type="date">
            <text:p>01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DATE([.$A$1];8;1)" office:value-type="date" office:date-value="2026-08-01" calcext:value-type="date">
            <text:p>01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DATE([.$A$1];9;1)" office:value-type="date" office:date-value="2026-09-01" calcext:value-type="date">
            <text:p>01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DATE([.$A$1];10;1)" office:value-type="date" office:date-value="2026-10-01" calcext:value-type="date">
            <text:p>01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DATE([.$A$1];11;1)" office:value-type="date" office:date-value="2026-11-01" calcext:value-type="date">
            <text:p>01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DATE([.$A$1];12;1)" office:value-type="date" office:date-value="2026-12-01" calcext:value-type="date">
            <text:p>01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DATE([.$A$1]+1;1;1)" office:value-type="date" office:date-value="2027-01-01" calcext:value-type="date">
            <text:p>01 Fr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7" table:formula="of:=DATE([.$A$1];1;1)" office:value-type="date" office:date-value="2026-01-01" calcext:value-type="date">
            <text:p>01.01.2026</text:p>
          </table:table-cell>
          <table:table-cell table:style-name="ce82" office:value-type="string" calcext:value-type="string">
            <text:p>Neujahr</text:p>
          </table:table-cell>
          <table:table-cell table:style-name="ce86" office:value-type="float" office:value="1" calcext:value-type="float">
            <text:p>1</text:p>
          </table:table-cell>
          <table:table-cell table:style-name="ce3"/>
          <table:table-cell table:style-name="ce89" office:value-type="string" calcext:value-type="string">
            <text:p>UR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24" table:formula="of:=[.B3]+1" office:value-type="date" office:date-value="2026-01-02" calcext:value-type="date">
            <text:p>02 Fr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3]+1" office:value-type="date" office:date-value="2026-02-02" calcext:value-type="date">
            <text:p>02 M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3]+1" office:value-type="date" office:date-value="2026-03-02" calcext:value-type="date">
            <text:p>02 M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3]+1" office:value-type="date" office:date-value="2026-04-02" calcext:value-type="date">
            <text:p>02 D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R3]+1" office:value-type="date" office:date-value="2026-05-02" calcext:value-type="date">
            <text:p>02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3]+1" office:value-type="date" office:date-value="2026-06-02" calcext:value-type="date">
            <text:p>02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3]+1" office:value-type="date" office:date-value="2026-07-02" calcext:value-type="date">
            <text:p>02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3]+1" office:value-type="date" office:date-value="2026-08-02" calcext:value-type="date">
            <text:p>02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3]+1" office:value-type="date" office:date-value="2026-09-02" calcext:value-type="date">
            <text:p>02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3]+1" office:value-type="date" office:date-value="2026-10-02" calcext:value-type="date">
            <text:p>02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3]+1" office:value-type="date" office:date-value="2026-11-02" calcext:value-type="date">
            <text:p>02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3]+1" office:value-type="date" office:date-value="2026-12-02" calcext:value-type="date">
            <text:p>02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3]+1" office:value-type="date" office:date-value="2027-01-02" calcext:value-type="date">
            <text:p>02 Sa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1;6)" office:value-type="date" office:date-value="2026-01-06" calcext:value-type="date">
            <text:p>06.01.2026</text:p>
          </table:table-cell>
          <table:table-cell table:style-name="ce83" office:value-type="string" calcext:value-type="string">
            <text:p>Heilige Drei Könige</text:p>
          </table:table-cell>
          <table:table-cell table:style-name="ce87" office:value-type="float" office:value="1" calcext:value-type="float">
            <text:p>1</text:p>
          </table:table-cell>
          <table:table-cell table:style-name="ce3"/>
          <table:table-cell table:style-name="ce90" office:value-type="string" calcext:value-type="string">
            <text:p>UR/2</text:p>
          </table:table-cell>
          <table:table-cell table:style-name="ce87" office:value-type="float" office:value="0.5" calcext:value-type="float">
            <text:p>0,5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24" table:formula="of:=[.B4]+1" office:value-type="date" office:date-value="2026-01-03" calcext:value-type="date">
            <text:p>03 Sa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4]+1" office:value-type="date" office:date-value="2026-02-03" calcext:value-type="date">
            <text:p>03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4]+1" office:value-type="date" office:date-value="2026-03-03" calcext:value-type="date">
            <text:p>03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4]+1" office:value-type="date" office:date-value="2026-04-03" calcext:value-type="date">
            <text:p>03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4]+1" office:value-type="date" office:date-value="2026-05-03" calcext:value-type="date">
            <text:p>03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4]+1" office:value-type="date" office:date-value="2026-06-03" calcext:value-type="date">
            <text:p>03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4]+1" office:value-type="date" office:date-value="2026-07-03" calcext:value-type="date">
            <text:p>03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4]+1" office:value-type="date" office:date-value="2026-08-03" calcext:value-type="date">
            <text:p>03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4]+1" office:value-type="date" office:date-value="2026-09-03" calcext:value-type="date">
            <text:p>03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4]+1" office:value-type="date" office:date-value="2026-10-03" calcext:value-type="date">
            <text:p>03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4]+1" office:value-type="date" office:date-value="2026-11-03" calcext:value-type="date">
            <text:p>03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4]+1" office:value-type="date" office:date-value="2026-12-03" calcext:value-type="date">
            <text:p>03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4]+1" office:value-type="date" office:date-value="2027-01-03" calcext:value-type="date">
            <text:p>03 S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ROUND(DATE([.$A$1];4;MOD(234-11*MOD([.$A$1];19);30))/7;0)*7-6-2" office:value-type="date" office:date-value="2026-04-03" calcext:value-type="date">
            <text:p>03.04.2026</text:p>
          </table:table-cell>
          <table:table-cell table:style-name="ce83" office:value-type="string" calcext:value-type="string">
            <text:p>Karfreitag</text:p>
          </table:table-cell>
          <table:table-cell table:style-name="ce87" office:value-type="float" office:value="1" calcext:value-type="float">
            <text:p>1</text:p>
          </table:table-cell>
          <table:table-cell table:style-name="ce3"/>
          <table:table-cell table:style-name="ce91" office:value-type="string" calcext:value-type="string">
            <text:p>SUR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24" table:formula="of:=[.B5]+1" office:value-type="date" office:date-value="2026-01-04" calcext:value-type="date">
            <text:p>04 S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5]+1" office:value-type="date" office:date-value="2026-02-04" calcext:value-type="date">
            <text:p>04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5]+1" office:value-type="date" office:date-value="2026-03-04" calcext:value-type="date">
            <text:p>04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5]+1" office:value-type="date" office:date-value="2026-04-04" calcext:value-type="date">
            <text:p>04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5]+1" office:value-type="date" office:date-value="2026-05-04" calcext:value-type="date">
            <text:p>04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5]+1" office:value-type="date" office:date-value="2026-06-04" calcext:value-type="date">
            <text:p>04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5]+1" office:value-type="date" office:date-value="2026-07-04" calcext:value-type="date">
            <text:p>04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5]+1" office:value-type="date" office:date-value="2026-08-04" calcext:value-type="date">
            <text:p>04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5]+1" office:value-type="date" office:date-value="2026-09-04" calcext:value-type="date">
            <text:p>04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5]+1" office:value-type="date" office:date-value="2026-10-04" calcext:value-type="date">
            <text:p>04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5]+1" office:value-type="date" office:date-value="2026-11-04" calcext:value-type="date">
            <text:p>04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5]+1" office:value-type="date" office:date-value="2026-12-04" calcext:value-type="date">
            <text:p>04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5]+1" office:value-type="date" office:date-value="2027-01-04" calcext:value-type="date">
            <text:p>04 M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[.BC5]+3" office:value-type="date" office:date-value="2026-04-06" calcext:value-type="date">
            <text:p>06.04.2026</text:p>
          </table:table-cell>
          <table:table-cell table:style-name="ce83" office:value-type="string" calcext:value-type="string">
            <text:p>Ostermontag</text:p>
          </table:table-cell>
          <table:table-cell table:style-name="ce87" office:value-type="float" office:value="1" calcext:value-type="float">
            <text:p>1</text:p>
          </table:table-cell>
          <table:table-cell table:style-name="ce3"/>
          <table:table-cell table:style-name="ce92" office:value-type="string" calcext:value-type="string">
            <text:p>UUR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24" table:formula="of:=[.B6]+1" office:value-type="date" office:date-value="2026-01-05" calcext:value-type="date">
            <text:p>05 M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6]+1" office:value-type="date" office:date-value="2026-02-05" calcext:value-type="date">
            <text:p>05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6]+1" office:value-type="date" office:date-value="2026-03-05" calcext:value-type="date">
            <text:p>05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6]+1" office:value-type="date" office:date-value="2026-04-05" calcext:value-type="date">
            <text:p>05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6]+1" office:value-type="date" office:date-value="2026-05-05" calcext:value-type="date">
            <text:p>05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6]+1" office:value-type="date" office:date-value="2026-06-05" calcext:value-type="date">
            <text:p>05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6]+1" office:value-type="date" office:date-value="2026-07-05" calcext:value-type="date">
            <text:p>05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6]+1" office:value-type="date" office:date-value="2026-08-05" calcext:value-type="date">
            <text:p>05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6]+1" office:value-type="date" office:date-value="2026-09-05" calcext:value-type="date">
            <text:p>05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6]+1" office:value-type="date" office:date-value="2026-10-05" calcext:value-type="date">
            <text:p>05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6]+1" office:value-type="date" office:date-value="2026-11-05" calcext:value-type="date">
            <text:p>05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6]+1" office:value-type="date" office:date-value="2026-12-05" calcext:value-type="date">
            <text:p>05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6]+1" office:value-type="date" office:date-value="2027-01-05" calcext:value-type="date">
            <text:p>05 D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5;1)" office:value-type="date" office:date-value="2026-05-01" calcext:value-type="date">
            <text:p>01.05.2026</text:p>
          </table:table-cell>
          <table:table-cell table:style-name="ce83" office:value-type="string" calcext:value-type="string">
            <text:p>Tag der Arbeit</text:p>
          </table:table-cell>
          <table:table-cell table:style-name="ce87" office:value-type="float" office:value="1" calcext:value-type="float">
            <text:p>1</text:p>
          </table:table-cell>
          <table:table-cell table:style-name="ce3"/>
          <table:table-cell table:style-name="ce93"/>
          <table:table-cell table:style-name="ce88"/>
          <table:table-cell table:number-columns-repeated="990"/>
        </table:table-row>
        <table:table-row table:style-name="ro1">
          <table:table-cell table:style-name="ce3"/>
          <table:table-cell table:style-name="ce24" table:formula="of:=[.B7]+1" office:value-type="date" office:date-value="2026-01-06" calcext:value-type="date">
            <text:p>06 D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7]+1" office:value-type="date" office:date-value="2026-02-06" calcext:value-type="date">
            <text:p>06 Fr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7]+1" office:value-type="date" office:date-value="2026-03-06" calcext:value-type="date">
            <text:p>06 Fr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7]+1" office:value-type="date" office:date-value="2026-04-06" calcext:value-type="date">
            <text:p>06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7]+1" office:value-type="date" office:date-value="2026-05-06" calcext:value-type="date">
            <text:p>06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7]+1" office:value-type="date" office:date-value="2026-06-06" calcext:value-type="date">
            <text:p>06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7]+1" office:value-type="date" office:date-value="2026-07-06" calcext:value-type="date">
            <text:p>06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7]+1" office:value-type="date" office:date-value="2026-08-06" calcext:value-type="date">
            <text:p>06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7]+1" office:value-type="date" office:date-value="2026-09-06" calcext:value-type="date">
            <text:p>06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7]+1" office:value-type="date" office:date-value="2026-10-06" calcext:value-type="date">
            <text:p>06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7]+1" office:value-type="date" office:date-value="2026-11-06" calcext:value-type="date">
            <text:p>06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7]+1" office:value-type="date" office:date-value="2026-12-06" calcext:value-type="date">
            <text:p>06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7]+1" office:value-type="date" office:date-value="2027-01-06" calcext:value-type="date">
            <text:p>06 M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[.BC5]+41" office:value-type="date" office:date-value="2026-05-14" calcext:value-type="date">
            <text:p>14.05.2026</text:p>
          </table:table-cell>
          <table:table-cell table:style-name="ce83" office:value-type="string" calcext:value-type="string">
            <text:p>Christi Himmelfahrt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8]+1" office:value-type="date" office:date-value="2026-01-07" calcext:value-type="date">
            <text:p>07 M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8]+1" office:value-type="date" office:date-value="2026-02-07" calcext:value-type="date">
            <text:p>07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8]+1" office:value-type="date" office:date-value="2026-03-07" calcext:value-type="date">
            <text:p>07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8]+1" office:value-type="date" office:date-value="2026-04-07" calcext:value-type="date">
            <text:p>07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8]+1" office:value-type="date" office:date-value="2026-05-07" calcext:value-type="date">
            <text:p>07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8]+1" office:value-type="date" office:date-value="2026-06-07" calcext:value-type="date">
            <text:p>07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8]+1" office:value-type="date" office:date-value="2026-07-07" calcext:value-type="date">
            <text:p>07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8]+1" office:value-type="date" office:date-value="2026-08-07" calcext:value-type="date">
            <text:p>07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8]+1" office:value-type="date" office:date-value="2026-09-07" calcext:value-type="date">
            <text:p>07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8]+1" office:value-type="date" office:date-value="2026-10-07" calcext:value-type="date">
            <text:p>07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8]+1" office:value-type="date" office:date-value="2026-11-07" calcext:value-type="date">
            <text:p>07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8]+1" office:value-type="date" office:date-value="2026-12-07" calcext:value-type="date">
            <text:p>07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8]+1" office:value-type="date" office:date-value="2027-01-07" calcext:value-type="date">
            <text:p>07 D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[.BC6]+49" office:value-type="date" office:date-value="2026-05-25" calcext:value-type="date">
            <text:p>25.05.2026</text:p>
          </table:table-cell>
          <table:table-cell table:style-name="ce83" office:value-type="string" calcext:value-type="string">
            <text:p>Pfingstmontag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9]+1" office:value-type="date" office:date-value="2026-01-08" calcext:value-type="date">
            <text:p>08 D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9]+1" office:value-type="date" office:date-value="2026-02-08" calcext:value-type="date">
            <text:p>08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9]+1" office:value-type="date" office:date-value="2026-03-08" calcext:value-type="date">
            <text:p>08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9]+1" office:value-type="date" office:date-value="2026-04-08" calcext:value-type="date">
            <text:p>08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9]+1" office:value-type="date" office:date-value="2026-05-08" calcext:value-type="date">
            <text:p>08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9]+1" office:value-type="date" office:date-value="2026-06-08" calcext:value-type="date">
            <text:p>08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9]+1" office:value-type="date" office:date-value="2026-07-08" calcext:value-type="date">
            <text:p>08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9]+1" office:value-type="date" office:date-value="2026-08-08" calcext:value-type="date">
            <text:p>08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9]+1" office:value-type="date" office:date-value="2026-09-08" calcext:value-type="date">
            <text:p>08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9]+1" office:value-type="date" office:date-value="2026-10-08" calcext:value-type="date">
            <text:p>08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9]+1" office:value-type="date" office:date-value="2026-11-08" calcext:value-type="date">
            <text:p>08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9]+1" office:value-type="date" office:date-value="2026-12-08" calcext:value-type="date">
            <text:p>08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9]+1" office:value-type="date" office:date-value="2027-01-08" calcext:value-type="date">
            <text:p>08 Fr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[.BC6]+59" office:value-type="date" office:date-value="2026-06-04" calcext:value-type="date">
            <text:p>04.06.2026</text:p>
          </table:table-cell>
          <table:table-cell table:style-name="ce83" office:value-type="string" calcext:value-type="string">
            <text:p>Fronleichnam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0]+1" office:value-type="date" office:date-value="2026-01-09" calcext:value-type="date">
            <text:p>09 Fr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0]+1" office:value-type="date" office:date-value="2026-02-09" calcext:value-type="date">
            <text:p>09 M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0]+1" office:value-type="date" office:date-value="2026-03-09" calcext:value-type="date">
            <text:p>09 M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0]+1" office:value-type="date" office:date-value="2026-04-09" calcext:value-type="date">
            <text:p>09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0]+1" office:value-type="date" office:date-value="2026-05-09" calcext:value-type="date">
            <text:p>09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10]+1" office:value-type="date" office:date-value="2026-06-09" calcext:value-type="date">
            <text:p>09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0]+1" office:value-type="date" office:date-value="2026-07-09" calcext:value-type="date">
            <text:p>09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0]+1" office:value-type="date" office:date-value="2026-08-09" calcext:value-type="date">
            <text:p>09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0]+1" office:value-type="date" office:date-value="2026-09-09" calcext:value-type="date">
            <text:p>09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0]+1" office:value-type="date" office:date-value="2026-10-09" calcext:value-type="date">
            <text:p>09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0]+1" office:value-type="date" office:date-value="2026-11-09" calcext:value-type="date">
            <text:p>09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0]+1" office:value-type="date" office:date-value="2026-12-09" calcext:value-type="date">
            <text:p>09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0]+1" office:value-type="date" office:date-value="2027-01-09" calcext:value-type="date">
            <text:p>09 Sa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office:value-type="date" office:date-value="2026-08-15" calcext:value-type="date">
            <text:p>15.08.2026</text:p>
          </table:table-cell>
          <table:table-cell table:style-name="ce83" office:value-type="string" calcext:value-type="string">
            <text:p>Mariä Himmelfahrt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1]+1" office:value-type="date" office:date-value="2026-01-10" calcext:value-type="date">
            <text:p>10 Sa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1]+1" office:value-type="date" office:date-value="2026-02-10" calcext:value-type="date">
            <text:p>10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1]+1" office:value-type="date" office:date-value="2026-03-10" calcext:value-type="date">
            <text:p>10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1]+1" office:value-type="date" office:date-value="2026-04-10" calcext:value-type="date">
            <text:p>10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1]+1" office:value-type="date" office:date-value="2026-05-10" calcext:value-type="date">
            <text:p>10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11]+1" office:value-type="date" office:date-value="2026-06-10" calcext:value-type="date">
            <text:p>10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1]+1" office:value-type="date" office:date-value="2026-07-10" calcext:value-type="date">
            <text:p>10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1]+1" office:value-type="date" office:date-value="2026-08-10" calcext:value-type="date">
            <text:p>10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1]+1" office:value-type="date" office:date-value="2026-09-10" calcext:value-type="date">
            <text:p>10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1]+1" office:value-type="date" office:date-value="2026-10-10" calcext:value-type="date">
            <text:p>10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1]+1" office:value-type="date" office:date-value="2026-11-10" calcext:value-type="date">
            <text:p>10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1]+1" office:value-type="date" office:date-value="2026-12-10" calcext:value-type="date">
            <text:p>10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1]+1" office:value-type="date" office:date-value="2027-01-10" calcext:value-type="date">
            <text:p>10 S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10;3)" office:value-type="date" office:date-value="2026-10-03" calcext:value-type="date">
            <text:p>03.10.2026</text:p>
          </table:table-cell>
          <table:table-cell table:style-name="ce83" office:value-type="string" calcext:value-type="string">
            <text:p>Tag der deutschen Einheit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2]+1" office:value-type="date" office:date-value="2026-01-11" calcext:value-type="date">
            <text:p>11 S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2]+1" office:value-type="date" office:date-value="2026-02-11" calcext:value-type="date">
            <text:p>11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2]+1" office:value-type="date" office:date-value="2026-03-11" calcext:value-type="date">
            <text:p>11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2]+1" office:value-type="date" office:date-value="2026-04-11" calcext:value-type="date">
            <text:p>11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2]+1" office:value-type="date" office:date-value="2026-05-11" calcext:value-type="date">
            <text:p>11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12]+1" office:value-type="date" office:date-value="2026-06-11" calcext:value-type="date">
            <text:p>11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2]+1" office:value-type="date" office:date-value="2026-07-11" calcext:value-type="date">
            <text:p>11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2]+1" office:value-type="date" office:date-value="2026-08-11" calcext:value-type="date">
            <text:p>11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2]+1" office:value-type="date" office:date-value="2026-09-11" calcext:value-type="date">
            <text:p>11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2]+1" office:value-type="date" office:date-value="2026-10-11" calcext:value-type="date">
            <text:p>11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2]+1" office:value-type="date" office:date-value="2026-11-11" calcext:value-type="date">
            <text:p>11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2]+1" office:value-type="date" office:date-value="2026-12-11" calcext:value-type="date">
            <text:p>11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2]+1" office:value-type="date" office:date-value="2027-01-11" calcext:value-type="date">
            <text:p>11 M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11;1)" office:value-type="date" office:date-value="2026-11-01" calcext:value-type="date">
            <text:p>01.11.2026</text:p>
          </table:table-cell>
          <table:table-cell table:style-name="ce83" office:value-type="string" calcext:value-type="string">
            <text:p>Allerheiligen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3]+1" office:value-type="date" office:date-value="2026-01-12" calcext:value-type="date">
            <text:p>12 M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3]+1" office:value-type="date" office:date-value="2026-02-12" calcext:value-type="date">
            <text:p>12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3]+1" office:value-type="date" office:date-value="2026-03-12" calcext:value-type="date">
            <text:p>12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3]+1" office:value-type="date" office:date-value="2026-04-12" calcext:value-type="date">
            <text:p>12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3]+1" office:value-type="date" office:date-value="2026-05-12" calcext:value-type="date">
            <text:p>12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13]+1" office:value-type="date" office:date-value="2026-06-12" calcext:value-type="date">
            <text:p>12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3]+1" office:value-type="date" office:date-value="2026-07-12" calcext:value-type="date">
            <text:p>12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3]+1" office:value-type="date" office:date-value="2026-08-12" calcext:value-type="date">
            <text:p>12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3]+1" office:value-type="date" office:date-value="2026-09-12" calcext:value-type="date">
            <text:p>12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3]+1" office:value-type="date" office:date-value="2026-10-12" calcext:value-type="date">
            <text:p>12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3]+1" office:value-type="date" office:date-value="2026-11-12" calcext:value-type="date">
            <text:p>12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3]+1" office:value-type="date" office:date-value="2026-12-12" calcext:value-type="date">
            <text:p>12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3]+1" office:value-type="date" office:date-value="2027-01-12" calcext:value-type="date">
            <text:p>12 D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12;24)" office:value-type="date" office:date-value="2026-12-24" calcext:value-type="date">
            <text:p>24.12.2026</text:p>
          </table:table-cell>
          <table:table-cell table:style-name="ce83" office:value-type="string" calcext:value-type="string">
            <text:p>Heiligabend</text:p>
          </table:table-cell>
          <table:table-cell table:style-name="ce87" office:value-type="float" office:value="0.5" calcext:value-type="float">
            <text:p>0,5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4]+1" office:value-type="date" office:date-value="2026-01-13" calcext:value-type="date">
            <text:p>13 D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4]+1" office:value-type="date" office:date-value="2026-02-13" calcext:value-type="date">
            <text:p>13 Fr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4]+1" office:value-type="date" office:date-value="2026-03-13" calcext:value-type="date">
            <text:p>13 Fr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4]+1" office:value-type="date" office:date-value="2026-04-13" calcext:value-type="date">
            <text:p>13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4]+1" office:value-type="date" office:date-value="2026-05-13" calcext:value-type="date">
            <text:p>13 M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14]+1" office:value-type="date" office:date-value="2026-06-13" calcext:value-type="date">
            <text:p>13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4]+1" office:value-type="date" office:date-value="2026-07-13" calcext:value-type="date">
            <text:p>13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4]+1" office:value-type="date" office:date-value="2026-08-13" calcext:value-type="date">
            <text:p>13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4]+1" office:value-type="date" office:date-value="2026-09-13" calcext:value-type="date">
            <text:p>13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4]+1" office:value-type="date" office:date-value="2026-10-13" calcext:value-type="date">
            <text:p>13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4]+1" office:value-type="date" office:date-value="2026-11-13" calcext:value-type="date">
            <text:p>13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4]+1" office:value-type="date" office:date-value="2026-12-13" calcext:value-type="date">
            <text:p>13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4]+1" office:value-type="date" office:date-value="2027-01-13" calcext:value-type="date">
            <text:p>13 M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12;25)" office:value-type="date" office:date-value="2026-12-25" calcext:value-type="date">
            <text:p>25.12.2026</text:p>
          </table:table-cell>
          <table:table-cell table:style-name="ce83" office:value-type="string" calcext:value-type="string">
            <text:p>1. Weihnachtsfeiertag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5]+1" office:value-type="date" office:date-value="2026-01-14" calcext:value-type="date">
            <text:p>14 M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5]+1" office:value-type="date" office:date-value="2026-02-14" calcext:value-type="date">
            <text:p>14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5]+1" office:value-type="date" office:date-value="2026-03-14" calcext:value-type="date">
            <text:p>14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5]+1" office:value-type="date" office:date-value="2026-04-14" calcext:value-type="date">
            <text:p>14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5]+1" office:value-type="date" office:date-value="2026-05-14" calcext:value-type="date">
            <text:p>14 D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15]+1" office:value-type="date" office:date-value="2026-06-14" calcext:value-type="date">
            <text:p>14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5]+1" office:value-type="date" office:date-value="2026-07-14" calcext:value-type="date">
            <text:p>14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5]+1" office:value-type="date" office:date-value="2026-08-14" calcext:value-type="date">
            <text:p>14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5]+1" office:value-type="date" office:date-value="2026-09-14" calcext:value-type="date">
            <text:p>14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5]+1" office:value-type="date" office:date-value="2026-10-14" calcext:value-type="date">
            <text:p>14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5]+1" office:value-type="date" office:date-value="2026-11-14" calcext:value-type="date">
            <text:p>14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5]+1" office:value-type="date" office:date-value="2026-12-14" calcext:value-type="date">
            <text:p>14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5]+1" office:value-type="date" office:date-value="2027-01-14" calcext:value-type="date">
            <text:p>14 D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12;26)" office:value-type="date" office:date-value="2026-12-26" calcext:value-type="date">
            <text:p>26.12.2026</text:p>
          </table:table-cell>
          <table:table-cell table:style-name="ce83" office:value-type="string" calcext:value-type="string">
            <text:p>2. Weihnachtsfeiertag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6]+1" office:value-type="date" office:date-value="2026-01-15" calcext:value-type="date">
            <text:p>15 D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6]+1" office:value-type="date" office:date-value="2026-02-15" calcext:value-type="date">
            <text:p>15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6]+1" office:value-type="date" office:date-value="2026-03-15" calcext:value-type="date">
            <text:p>15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6]+1" office:value-type="date" office:date-value="2026-04-15" calcext:value-type="date">
            <text:p>15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6]+1" office:value-type="date" office:date-value="2026-05-15" calcext:value-type="date">
            <text:p>15 Fr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16]+1" office:value-type="date" office:date-value="2026-06-15" calcext:value-type="date">
            <text:p>15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6]+1" office:value-type="date" office:date-value="2026-07-15" calcext:value-type="date">
            <text:p>15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6]+1" office:value-type="date" office:date-value="2026-08-15" calcext:value-type="date">
            <text:p>15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6]+1" office:value-type="date" office:date-value="2026-09-15" calcext:value-type="date">
            <text:p>15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6]+1" office:value-type="date" office:date-value="2026-10-15" calcext:value-type="date">
            <text:p>15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6]+1" office:value-type="date" office:date-value="2026-11-15" calcext:value-type="date">
            <text:p>15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6]+1" office:value-type="date" office:date-value="2026-12-15" calcext:value-type="date">
            <text:p>15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6]+1" office:value-type="date" office:date-value="2027-01-15" calcext:value-type="date">
            <text:p>15 Fr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;12;31)" office:value-type="date" office:date-value="2026-12-31" calcext:value-type="date">
            <text:p>31.12.2026</text:p>
          </table:table-cell>
          <table:table-cell table:style-name="ce83" office:value-type="string" calcext:value-type="string">
            <text:p>Silvester</text:p>
          </table:table-cell>
          <table:table-cell table:style-name="ce87" office:value-type="float" office:value="0.5" calcext:value-type="float">
            <text:p>0,5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7]+1" office:value-type="date" office:date-value="2026-01-16" calcext:value-type="date">
            <text:p>16 Fr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7]+1" office:value-type="date" office:date-value="2026-02-16" calcext:value-type="date">
            <text:p>16 M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0" table:content-validation-name="val1"/>
          <table:table-cell table:style-name="ce63" table:formula="of:=[.J17]+1" office:value-type="date" office:date-value="2026-03-16" calcext:value-type="date">
            <text:p>16 M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7]+1" office:value-type="date" office:date-value="2026-04-16" calcext:value-type="date">
            <text:p>16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7]+1" office:value-type="date" office:date-value="2026-05-16" calcext:value-type="date">
            <text:p>16 Sa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17]+1" office:value-type="date" office:date-value="2026-06-16" calcext:value-type="date">
            <text:p>16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7]+1" office:value-type="date" office:date-value="2026-07-16" calcext:value-type="date">
            <text:p>16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7]+1" office:value-type="date" office:date-value="2026-08-16" calcext:value-type="date">
            <text:p>16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17]+1" office:value-type="date" office:date-value="2026-09-16" calcext:value-type="date">
            <text:p>16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7]+1" office:value-type="date" office:date-value="2026-10-16" calcext:value-type="date">
            <text:p>16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7]+1" office:value-type="date" office:date-value="2026-11-16" calcext:value-type="date">
            <text:p>16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7]+1" office:value-type="date" office:date-value="2026-12-16" calcext:value-type="date">
            <text:p>16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7]+1" office:value-type="date" office:date-value="2027-01-16" calcext:value-type="date">
            <text:p>16 Sa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8" table:formula="of:=DATE([.$A$1]+1;1;1)" office:value-type="date" office:date-value="2027-01-01" calcext:value-type="date">
            <text:p>01.01.2027</text:p>
          </table:table-cell>
          <table:table-cell table:style-name="ce83" office:value-type="string" calcext:value-type="string">
            <text:p>Neujahr</text:p>
          </table:table-cell>
          <table:table-cell table:style-name="ce87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8]+1" office:value-type="date" office:date-value="2026-01-17" calcext:value-type="date">
            <text:p>17 Sa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8]+1" office:value-type="date" office:date-value="2026-02-17" calcext:value-type="date">
            <text:p>17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8]+1" office:value-type="date" office:date-value="2026-03-17" calcext:value-type="date">
            <text:p>17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8]+1" office:value-type="date" office:date-value="2026-04-17" calcext:value-type="date">
            <text:p>17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8]+1" office:value-type="date" office:date-value="2026-05-17" calcext:value-type="date">
            <text:p>17 S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18]+1" office:value-type="date" office:date-value="2026-06-17" calcext:value-type="date">
            <text:p>17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8]+1" office:value-type="date" office:date-value="2026-07-17" calcext:value-type="date">
            <text:p>17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8]+1" office:value-type="date" office:date-value="2026-08-17" calcext:value-type="date">
            <text:p>17 M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18]+1" office:value-type="date" office:date-value="2026-09-17" calcext:value-type="date">
            <text:p>17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8]+1" office:value-type="date" office:date-value="2026-10-17" calcext:value-type="date">
            <text:p>17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8]+1" office:value-type="date" office:date-value="2026-11-17" calcext:value-type="date">
            <text:p>17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8]+1" office:value-type="date" office:date-value="2026-12-17" calcext:value-type="date">
            <text:p>17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8]+1" office:value-type="date" office:date-value="2027-01-17" calcext:value-type="date">
            <text:p>17 S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79" table:formula="of:=DATE([.$A$1]+1;1;6)" office:value-type="date" office:date-value="2027-01-06" calcext:value-type="date">
            <text:p>06.01.2027</text:p>
          </table:table-cell>
          <table:table-cell table:style-name="ce84" office:value-type="string" calcext:value-type="string">
            <text:p>Heilige Drei Könige</text:p>
          </table:table-cell>
          <table:table-cell table:style-name="ce88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3"/>
          <table:table-cell table:style-name="ce24" table:formula="of:=[.B19]+1" office:value-type="date" office:date-value="2026-01-18" calcext:value-type="date">
            <text:p>18 S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19]+1" office:value-type="date" office:date-value="2026-02-18" calcext:value-type="date">
            <text:p>18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19]+1" office:value-type="date" office:date-value="2026-03-18" calcext:value-type="date">
            <text:p>18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19]+1" office:value-type="date" office:date-value="2026-04-18" calcext:value-type="date">
            <text:p>18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19]+1" office:value-type="date" office:date-value="2026-05-18" calcext:value-type="date">
            <text:p>18 M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19]+1" office:value-type="date" office:date-value="2026-06-18" calcext:value-type="date">
            <text:p>18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19]+1" office:value-type="date" office:date-value="2026-07-18" calcext:value-type="date">
            <text:p>18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19]+1" office:value-type="date" office:date-value="2026-08-18" calcext:value-type="date">
            <text:p>18 D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19]+1" office:value-type="date" office:date-value="2026-09-18" calcext:value-type="date">
            <text:p>18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19]+1" office:value-type="date" office:date-value="2026-10-18" calcext:value-type="date">
            <text:p>18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19]+1" office:value-type="date" office:date-value="2026-11-18" calcext:value-type="date">
            <text:p>18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19]+1" office:value-type="date" office:date-value="2026-12-18" calcext:value-type="date">
            <text:p>18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19]+1" office:value-type="date" office:date-value="2027-01-18" calcext:value-type="date">
            <text:p>18 M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 table:number-columns-repeated="990"/>
        </table:table-row>
        <table:table-row table:style-name="ro1">
          <table:table-cell table:style-name="ce3"/>
          <table:table-cell table:style-name="ce24" table:formula="of:=[.B20]+1" office:value-type="date" office:date-value="2026-01-19" calcext:value-type="date">
            <text:p>19 M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0]+1" office:value-type="date" office:date-value="2026-02-19" calcext:value-type="date">
            <text:p>19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0]+1" office:value-type="date" office:date-value="2026-03-19" calcext:value-type="date">
            <text:p>19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0]+1" office:value-type="date" office:date-value="2026-04-19" calcext:value-type="date">
            <text:p>19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0]+1" office:value-type="date" office:date-value="2026-05-19" calcext:value-type="date">
            <text:p>19 D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0]+1" office:value-type="date" office:date-value="2026-06-19" calcext:value-type="date">
            <text:p>19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0]+1" office:value-type="date" office:date-value="2026-07-19" calcext:value-type="date">
            <text:p>19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0]+1" office:value-type="date" office:date-value="2026-08-19" calcext:value-type="date">
            <text:p>19 M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0]+1" office:value-type="date" office:date-value="2026-09-19" calcext:value-type="date">
            <text:p>19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0]+1" office:value-type="date" office:date-value="2026-10-19" calcext:value-type="date">
            <text:p>19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0]+1" office:value-type="date" office:date-value="2026-11-19" calcext:value-type="date">
            <text:p>19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0]+1" office:value-type="date" office:date-value="2026-12-19" calcext:value-type="date">
            <text:p>19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0]+1" office:value-type="date" office:date-value="2027-01-19" calcext:value-type="date">
            <text:p>19 D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 table:number-columns-repeated="990"/>
        </table:table-row>
        <table:table-row table:style-name="ro1">
          <table:table-cell table:style-name="ce3"/>
          <table:table-cell table:style-name="ce24" table:formula="of:=[.B21]+1" office:value-type="date" office:date-value="2026-01-20" calcext:value-type="date">
            <text:p>20 D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1]+1" office:value-type="date" office:date-value="2026-02-20" calcext:value-type="date">
            <text:p>20 Fr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0" table:content-validation-name="val1"/>
          <table:table-cell table:style-name="ce63" table:formula="of:=[.J21]+1" office:value-type="date" office:date-value="2026-03-20" calcext:value-type="date">
            <text:p>20 Fr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1]+1" office:value-type="date" office:date-value="2026-04-20" calcext:value-type="date">
            <text:p>20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1]+1" office:value-type="date" office:date-value="2026-05-20" calcext:value-type="date">
            <text:p>20 M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1]+1" office:value-type="date" office:date-value="2026-06-20" calcext:value-type="date">
            <text:p>20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1]+1" office:value-type="date" office:date-value="2026-07-20" calcext:value-type="date">
            <text:p>20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1]+1" office:value-type="date" office:date-value="2026-08-20" calcext:value-type="date">
            <text:p>20 D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1]+1" office:value-type="date" office:date-value="2026-09-20" calcext:value-type="date">
            <text:p>20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1]+1" office:value-type="date" office:date-value="2026-10-20" calcext:value-type="date">
            <text:p>20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1]+1" office:value-type="date" office:date-value="2026-11-20" calcext:value-type="date">
            <text:p>20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1]+1" office:value-type="date" office:date-value="2026-12-20" calcext:value-type="date">
            <text:p>20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1]+1" office:value-type="date" office:date-value="2027-01-20" calcext:value-type="date">
            <text:p>20 M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5"/>
          <table:table-cell table:style-name="ce3" table:number-columns-repeated="5"/>
          <table:table-cell table:number-columns-repeated="2"/>
          <table:table-cell table:style-name="ce21"/>
          <table:table-cell table:number-columns-repeated="987"/>
        </table:table-row>
        <table:table-row table:style-name="ro1">
          <table:table-cell table:style-name="ce3"/>
          <table:table-cell table:style-name="ce24" table:formula="of:=[.B22]+1" office:value-type="date" office:date-value="2026-01-21" calcext:value-type="date">
            <text:p>21 M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2]+1" office:value-type="date" office:date-value="2026-02-21" calcext:value-type="date">
            <text:p>21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2]+1" office:value-type="date" office:date-value="2026-03-21" calcext:value-type="date">
            <text:p>21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2]+1" office:value-type="date" office:date-value="2026-04-21" calcext:value-type="date">
            <text:p>21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2]+1" office:value-type="date" office:date-value="2026-05-21" calcext:value-type="date">
            <text:p>21 D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2]+1" office:value-type="date" office:date-value="2026-06-21" calcext:value-type="date">
            <text:p>21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2]+1" office:value-type="date" office:date-value="2026-07-21" calcext:value-type="date">
            <text:p>21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2]+1" office:value-type="date" office:date-value="2026-08-21" calcext:value-type="date">
            <text:p>21 Fr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2]+1" office:value-type="date" office:date-value="2026-09-21" calcext:value-type="date">
            <text:p>21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2]+1" office:value-type="date" office:date-value="2026-10-21" calcext:value-type="date">
            <text:p>21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2]+1" office:value-type="date" office:date-value="2026-11-21" calcext:value-type="date">
            <text:p>21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2]+1" office:value-type="date" office:date-value="2026-12-21" calcext:value-type="date">
            <text:p>21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2]+1" office:value-type="date" office:date-value="2027-01-21" calcext:value-type="date">
            <text:p>21 D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80"/>
          <table:table-cell table:style-name="ce85"/>
          <table:table-cell table:style-name="ce3" table:number-columns-repeated="4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30" table:formula="of:=[.B23]+1" office:value-type="date" office:date-value="2026-01-22" calcext:value-type="date">
            <text:p>22 D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30" table:formula="of:=[.F23]+1" office:value-type="date" office:date-value="2026-02-22" calcext:value-type="date">
            <text:p>22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30" table:formula="of:=[.J23]+1" office:value-type="date" office:date-value="2026-03-22" calcext:value-type="date">
            <text:p>22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30" table:formula="of:=[.N23]+1" office:value-type="date" office:date-value="2026-04-22" calcext:value-type="date">
            <text:p>22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30" table:formula="of:=[.R23]+1" office:value-type="date" office:date-value="2026-05-22" calcext:value-type="date">
            <text:p>22 Fr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30" table:formula="of:=[.V23]+1" office:value-type="date" office:date-value="2026-06-22" calcext:value-type="date">
            <text:p>22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30" table:formula="of:=[.Z23]+1" office:value-type="date" office:date-value="2026-07-22" calcext:value-type="date">
            <text:p>22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30" table:formula="of:=[.AD23]+1" office:value-type="date" office:date-value="2026-08-22" calcext:value-type="date">
            <text:p>22 Sa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30" table:formula="of:=[.AH23]+1" office:value-type="date" office:date-value="2026-09-22" calcext:value-type="date">
            <text:p>22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30" table:formula="of:=[.AL23]+1" office:value-type="date" office:date-value="2026-10-22" calcext:value-type="date">
            <text:p>22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30" table:formula="of:=[.AP23]+1" office:value-type="date" office:date-value="2026-11-22" calcext:value-type="date">
            <text:p>22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30" table:formula="of:=[.AT23]+1" office:value-type="date" office:date-value="2026-12-22" calcext:value-type="date">
            <text:p>22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3]+1" office:value-type="date" office:date-value="2027-01-22" calcext:value-type="date">
            <text:p>22 Fr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5"/>
          <table:table-cell table:style-name="ce3" table:number-columns-repeated="5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24]+1" office:value-type="date" office:date-value="2026-01-23" calcext:value-type="date">
            <text:p>23 Fr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4]+1" office:value-type="date" office:date-value="2026-02-23" calcext:value-type="date">
            <text:p>23 M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4]+1" office:value-type="date" office:date-value="2026-03-23" calcext:value-type="date">
            <text:p>23 M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4]+1" office:value-type="date" office:date-value="2026-04-23" calcext:value-type="date">
            <text:p>23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4]+1" office:value-type="date" office:date-value="2026-05-23" calcext:value-type="date">
            <text:p>23 Sa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4]+1" office:value-type="date" office:date-value="2026-06-23" calcext:value-type="date">
            <text:p>23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4]+1" office:value-type="date" office:date-value="2026-07-23" calcext:value-type="date">
            <text:p>23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4]+1" office:value-type="date" office:date-value="2026-08-23" calcext:value-type="date">
            <text:p>23 S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4]+1" office:value-type="date" office:date-value="2026-09-23" calcext:value-type="date">
            <text:p>23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4]+1" office:value-type="date" office:date-value="2026-10-23" calcext:value-type="date">
            <text:p>23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4]+1" office:value-type="date" office:date-value="2026-11-23" calcext:value-type="date">
            <text:p>23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4]+1" office:value-type="date" office:date-value="2026-12-23" calcext:value-type="date">
            <text:p>23 M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4]+1" office:value-type="date" office:date-value="2027-01-23" calcext:value-type="date">
            <text:p>23 Sa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25]+1" office:value-type="date" office:date-value="2026-01-24" calcext:value-type="date">
            <text:p>24 Sa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5]+1" office:value-type="date" office:date-value="2026-02-24" calcext:value-type="date">
            <text:p>24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5]+1" office:value-type="date" office:date-value="2026-03-24" calcext:value-type="date">
            <text:p>24 D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5]+1" office:value-type="date" office:date-value="2026-04-24" calcext:value-type="date">
            <text:p>24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5]+1" office:value-type="date" office:date-value="2026-05-24" calcext:value-type="date">
            <text:p>24 S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5]+1" office:value-type="date" office:date-value="2026-06-24" calcext:value-type="date">
            <text:p>24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5]+1" office:value-type="date" office:date-value="2026-07-24" calcext:value-type="date">
            <text:p>24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5]+1" office:value-type="date" office:date-value="2026-08-24" calcext:value-type="date">
            <text:p>24 M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5]+1" office:value-type="date" office:date-value="2026-09-24" calcext:value-type="date">
            <text:p>24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5]+1" office:value-type="date" office:date-value="2026-10-24" calcext:value-type="date">
            <text:p>24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5]+1" office:value-type="date" office:date-value="2026-11-24" calcext:value-type="date">
            <text:p>24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5]+1" office:value-type="date" office:date-value="2026-12-24" calcext:value-type="date">
            <text:p>24 D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5]+1" office:value-type="date" office:date-value="2027-01-24" calcext:value-type="date">
            <text:p>24 S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26]+1" office:value-type="date" office:date-value="2026-01-25" calcext:value-type="date">
            <text:p>25 S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6]+1" office:value-type="date" office:date-value="2026-02-25" calcext:value-type="date">
            <text:p>25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6]+1" office:value-type="date" office:date-value="2026-03-25" calcext:value-type="date">
            <text:p>25 Mi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6]+1" office:value-type="date" office:date-value="2026-04-25" calcext:value-type="date">
            <text:p>25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6]+1" office:value-type="date" office:date-value="2026-05-25" calcext:value-type="date">
            <text:p>25 M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6]+1" office:value-type="date" office:date-value="2026-06-25" calcext:value-type="date">
            <text:p>25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6]+1" office:value-type="date" office:date-value="2026-07-25" calcext:value-type="date">
            <text:p>25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6]+1" office:value-type="date" office:date-value="2026-08-25" calcext:value-type="date">
            <text:p>25 D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6]+1" office:value-type="date" office:date-value="2026-09-25" calcext:value-type="date">
            <text:p>25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6]+1" office:value-type="date" office:date-value="2026-10-25" calcext:value-type="date">
            <text:p>25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6]+1" office:value-type="date" office:date-value="2026-11-25" calcext:value-type="date">
            <text:p>25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6]+1" office:value-type="date" office:date-value="2026-12-25" calcext:value-type="date">
            <text:p>25 Fr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6]+1" office:value-type="date" office:date-value="2027-01-25" calcext:value-type="date">
            <text:p>25 M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27]+1" office:value-type="date" office:date-value="2026-01-26" calcext:value-type="date">
            <text:p>26 M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7]+1" office:value-type="date" office:date-value="2026-02-26" calcext:value-type="date">
            <text:p>26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7]+1" office:value-type="date" office:date-value="2026-03-26" calcext:value-type="date">
            <text:p>26 D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7]+1" office:value-type="date" office:date-value="2026-04-26" calcext:value-type="date">
            <text:p>26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7]+1" office:value-type="date" office:date-value="2026-05-26" calcext:value-type="date">
            <text:p>26 D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7]+1" office:value-type="date" office:date-value="2026-06-26" calcext:value-type="date">
            <text:p>26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7]+1" office:value-type="date" office:date-value="2026-07-26" calcext:value-type="date">
            <text:p>26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7]+1" office:value-type="date" office:date-value="2026-08-26" calcext:value-type="date">
            <text:p>26 M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7]+1" office:value-type="date" office:date-value="2026-09-26" calcext:value-type="date">
            <text:p>26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7]+1" office:value-type="date" office:date-value="2026-10-26" calcext:value-type="date">
            <text:p>26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7]+1" office:value-type="date" office:date-value="2026-11-26" calcext:value-type="date">
            <text:p>26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7]+1" office:value-type="date" office:date-value="2026-12-26" calcext:value-type="date">
            <text:p>26 Sa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7]+1" office:value-type="date" office:date-value="2027-01-26" calcext:value-type="date">
            <text:p>26 D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28]+1" office:value-type="date" office:date-value="2026-01-27" calcext:value-type="date">
            <text:p>27 D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8]+1" office:value-type="date" office:date-value="2026-02-27" calcext:value-type="date">
            <text:p>27 Fr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8]+1" office:value-type="date" office:date-value="2026-03-27" calcext:value-type="date">
            <text:p>27 Fr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8]+1" office:value-type="date" office:date-value="2026-04-27" calcext:value-type="date">
            <text:p>27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8]+1" office:value-type="date" office:date-value="2026-05-27" calcext:value-type="date">
            <text:p>27 M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8]+1" office:value-type="date" office:date-value="2026-06-27" calcext:value-type="date">
            <text:p>27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8]+1" office:value-type="date" office:date-value="2026-07-27" calcext:value-type="date">
            <text:p>27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8]+1" office:value-type="date" office:date-value="2026-08-27" calcext:value-type="date">
            <text:p>27 D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8]+1" office:value-type="date" office:date-value="2026-09-27" calcext:value-type="date">
            <text:p>27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8]+1" office:value-type="date" office:date-value="2026-10-27" calcext:value-type="date">
            <text:p>27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8]+1" office:value-type="date" office:date-value="2026-11-27" calcext:value-type="date">
            <text:p>27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8]+1" office:value-type="date" office:date-value="2026-12-27" calcext:value-type="date">
            <text:p>27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8]+1" office:value-type="date" office:date-value="2027-01-27" calcext:value-type="date">
            <text:p>27 Mi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29]+1" office:value-type="date" office:date-value="2026-01-28" calcext:value-type="date">
            <text:p>28 Mi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[.F29]+1" office:value-type="date" office:date-value="2026-02-28" calcext:value-type="date">
            <text:p>28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29]+1" office:value-type="date" office:date-value="2026-03-28" calcext:value-type="date">
            <text:p>28 Sa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29]+1" office:value-type="date" office:date-value="2026-04-28" calcext:value-type="date">
            <text:p>28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29]+1" office:value-type="date" office:date-value="2026-05-28" calcext:value-type="date">
            <text:p>28 D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29]+1" office:value-type="date" office:date-value="2026-06-28" calcext:value-type="date">
            <text:p>28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29]+1" office:value-type="date" office:date-value="2026-07-28" calcext:value-type="date">
            <text:p>28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D29]+1" office:value-type="date" office:date-value="2026-08-28" calcext:value-type="date">
            <text:p>28 Fr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H29]+1" office:value-type="date" office:date-value="2026-09-28" calcext:value-type="date">
            <text:p>28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29]+1" office:value-type="date" office:date-value="2026-10-28" calcext:value-type="date">
            <text:p>28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29]+1" office:value-type="date" office:date-value="2026-11-28" calcext:value-type="date">
            <text:p>28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29]+1" office:value-type="date" office:date-value="2026-12-28" calcext:value-type="date">
            <text:p>28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X29]+1" office:value-type="date" office:date-value="2027-01-28" calcext:value-type="date">
            <text:p>28 D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30]+1" office:value-type="date" office:date-value="2026-01-29" calcext:value-type="date">
            <text:p>29 Do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IF(MONTH([.F30]+1)=3;&quot;&quot;;[.F30]+1)">
            <text:p/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30]+1" office:value-type="date" office:date-value="2026-03-29" calcext:value-type="date">
            <text:p>29 So</text:p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N30]+1" office:value-type="date" office:date-value="2026-04-29" calcext:value-type="date">
            <text:p>29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30]+1" office:value-type="date" office:date-value="2026-05-29" calcext:value-type="date">
            <text:p>29 Fr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V30]+1" office:value-type="date" office:date-value="2026-06-29" calcext:value-type="date">
            <text:p>29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Z30]+1" office:value-type="date" office:date-value="2026-07-29" calcext:value-type="date">
            <text:p>29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D30]+1" office:value-type="date" office:date-value="2026-08-29" calcext:value-type="date">
            <text:p>29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30]+1" office:value-type="date" office:date-value="2026-09-29" calcext:value-type="date">
            <text:p>29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30]+1" office:value-type="date" office:date-value="2026-10-29" calcext:value-type="date">
            <text:p>29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30]+1" office:value-type="date" office:date-value="2026-11-29" calcext:value-type="date">
            <text:p>29 S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T30]+1" office:value-type="date" office:date-value="2026-12-29" calcext:value-type="date">
            <text:p>29 D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X30]+1" office:value-type="date" office:date-value="2027-01-29" calcext:value-type="date">
            <text:p>29 Fr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/>
          <table:table-cell table:style-name="ce25"/>
          <table:table-cell table:number-columns-repeated="988"/>
        </table:table-row>
        <table:table-row table:style-name="ro1">
          <table:table-cell table:style-name="ce3"/>
          <table:table-cell table:style-name="ce24" table:formula="of:=[.B31]+1" office:value-type="date" office:date-value="2026-01-30" calcext:value-type="date">
            <text:p>30 Fr</text:p>
          </table:table-cell>
          <table:table-cell table:style-name="ce33" table:content-validation-name="val1" office:value-type="string" calcext:value-type="string">
            <text:p>UR/2</text:p>
          </table:table-cell>
          <table:table-cell table:style-name="ce42" table:content-validation-name="val1"/>
          <table:table-cell table:style-name="ce47" table:content-validation-name="val1"/>
          <table:table-cell table:style-name="ce63" table:formula="of:=&quot;&quot;">
            <text:p/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31]+1" office:value-type="date" office:date-value="2026-03-30" calcext:value-type="date">
            <text:p>30 Mo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0" table:content-validation-name="val1"/>
          <table:table-cell table:style-name="ce63" table:formula="of:=[.N31]+1" office:value-type="date" office:date-value="2026-04-30" calcext:value-type="date">
            <text:p>30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31]+1" office:value-type="date" office:date-value="2026-05-30" calcext:value-type="date">
            <text:p>30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V31]+1" office:value-type="date" office:date-value="2026-06-30" calcext:value-type="date">
            <text:p>30 Di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Z31]+1" office:value-type="date" office:date-value="2026-07-30" calcext:value-type="date">
            <text:p>30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D31]+1" office:value-type="date" office:date-value="2026-08-30" calcext:value-type="date">
            <text:p>30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H31]+1" office:value-type="date" office:date-value="2026-09-30" calcext:value-type="date">
            <text:p>30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31]+1" office:value-type="date" office:date-value="2026-10-30" calcext:value-type="date">
            <text:p>30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P31]+1" office:value-type="date" office:date-value="2026-11-30" calcext:value-type="date">
            <text:p>30 Mo</text:p>
          </table:table-cell>
          <table:table-cell table:style-name="ce65" table:content-validation-name="val1" office:value-type="string" calcext:value-type="string">
            <text:p>UUR</text:p>
          </table:table-cell>
          <table:table-cell table:style-name="ce68" table:content-validation-name="val1"/>
          <table:table-cell table:style-name="ce74" table:content-validation-name="val1"/>
          <table:table-cell table:style-name="ce63" table:formula="of:=[.AT31]+1" office:value-type="date" office:date-value="2026-12-30" calcext:value-type="date">
            <text:p>30 Mi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X31]+1" office:value-type="date" office:date-value="2027-01-30" calcext:value-type="date">
            <text:p>30 Sa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/>
          <table:table-cell table:style-name="ce81"/>
          <table:table-cell table:style-name="ce3" table:number-columns-repeated="5"/>
          <table:table-cell table:number-columns-repeated="990"/>
        </table:table-row>
        <table:table-row table:style-name="ro1">
          <table:table-cell table:style-name="ce3"/>
          <table:table-cell table:style-name="ce24" table:formula="of:=[.B32]+1" office:value-type="date" office:date-value="2026-01-31" calcext:value-type="date">
            <text:p>31 Sa</text:p>
          </table:table-cell>
          <table:table-cell table:style-name="ce33" table:content-validation-name="val1"/>
          <table:table-cell table:style-name="ce42" table:content-validation-name="val1"/>
          <table:table-cell table:style-name="ce47" table:content-validation-name="val1"/>
          <table:table-cell table:style-name="ce63" table:formula="of:=&quot;&quot;">
            <text:p/>
          </table:table-cell>
          <table:table-cell table:style-name="ce65" table:content-validation-name="val1"/>
          <table:table-cell table:style-name="ce68" table:content-validation-name="val1"/>
          <table:table-cell table:style-name="ce70" table:content-validation-name="val1"/>
          <table:table-cell table:style-name="ce63" table:formula="of:=[.J32]+1" office:value-type="date" office:date-value="2026-03-31" calcext:value-type="date">
            <text:p>31 Di</text:p>
          </table:table-cell>
          <table:table-cell table:style-name="ce65" table:content-validation-name="val1" office:value-type="string" calcext:value-type="string">
            <text:p>UR</text:p>
          </table:table-cell>
          <table:table-cell table:style-name="ce68" table:content-validation-name="val1"/>
          <table:table-cell table:style-name="ce70" table:content-validation-name="val1"/>
          <table:table-cell table:style-name="ce63" table:formula="of:=&quot;&quot;">
            <text:p/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R32]+1" office:value-type="date" office:date-value="2026-05-31" calcext:value-type="date">
            <text:p>31 S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&quot;&quot;">
            <text:p/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Z32]+1" office:value-type="date" office:date-value="2026-07-31" calcext:value-type="date">
            <text:p>31 Fr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D32]+1" office:value-type="date" office:date-value="2026-08-31" calcext:value-type="date">
            <text:p>31 M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&quot;&quot;">
            <text:p/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L32]+1" office:value-type="date" office:date-value="2026-10-31" calcext:value-type="date">
            <text:p>31 Sa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&quot;&quot;">
            <text:p/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T32]+1" office:value-type="date" office:date-value="2026-12-31" calcext:value-type="date">
            <text:p>31 Do</text:p>
          </table:table-cell>
          <table:table-cell table:style-name="ce65" table:content-validation-name="val1"/>
          <table:table-cell table:style-name="ce68" table:content-validation-name="val1"/>
          <table:table-cell table:style-name="ce74" table:content-validation-name="val1"/>
          <table:table-cell table:style-name="ce63" table:formula="of:=[.AX32]+1" office:value-type="date" office:date-value="2027-01-31" calcext:value-type="date">
            <text:p>31 So</text:p>
          </table:table-cell>
          <table:table-cell table:style-name="ce65" table:content-validation-name="val1"/>
          <table:table-cell table:style-name="ce68" table:content-validation-name="val1"/>
          <table:table-cell table:style-name="ce75" table:content-validation-name="val1"/>
          <table:table-cell table:style-name="ce3" table:number-columns-repeated="7"/>
          <table:table-cell table:number-columns-repeated="990"/>
        </table:table-row>
        <table:table-row table:style-name="ro1">
          <table:table-cell table:style-name="ce4" table:number-columns-repeated="54"/>
          <table:table-cell table:style-name="ce3" table:number-columns-repeated="6"/>
          <table:table-cell table:number-columns-repeated="990"/>
        </table:table-row>
        <table:table-row table:style-name="ro1">
          <table:table-cell table:style-name="ce3" table:number-columns-repeated="2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/>
          <table:table-cell table:style-name="ce35"/>
          <table:table-cell table:style-name="ce43"/>
          <table:table-cell table:style-name="ce48"/>
          <table:table-cell table:style-name="ce3" table:number-columns-repeated="7"/>
          <table:table-cell table:number-columns-repeated="990"/>
        </table:table-row>
        <table:table-row table:style-name="ro1">
          <table:table-cell table:style-name="ce5" office:value-type="string" calcext:value-type="string">
            <text:p>Urlaub</text:p>
          </table:table-cell>
          <table:table-cell table:style-name="ce31"/>
          <table:table-cell table:style-name="ce40" table:number-matrix-columns-spanned="1" table:number-matrix-rows-spanned="1" table:formula="of:=SUM(IF(SUMIF([.$BG$3:.$BH$4];[.C3:.C33];[.$BH$3:.$BH$4])&gt;0;IF(WEEKDAY([.B3:.B33];2)&lt;=5;SUMIF([.$BG$3:.$BH$4];[.C3:.C33];[.$BH$3:.$BH$4])-(SUMIF([.$BC$3:.$BE$19];[.B3:.B33];[.$BE$3:.$BE$19]));0)))" office:value-type="float" office:value="0.5" calcext:value-type="float">
            <text:p>0,5</text:p>
          </table:table-cell>
          <table:table-cell table:style-name="ce45" table:number-matrix-columns-spanned="1" table:number-matrix-rows-spanned="1" table:formula="of:=SUM(IF(SUMIF([.$BG$3:.$BH$4];[.D3:.D33];[.$BH$3:.$BH$4])&gt;0;IF(WEEKDAY([.B3:.B33];2)&lt;=5;SUMIF([.$BG$3:.$BH$4];[.D3:.D33];[.$BH$3:.$BH$4])-(SUMIF([.$BC$3:.$BE$19];[.B3:.B33];[.$BE$3:.$BE$19]));0)))" office:value-type="float" office:value="0" calcext:value-type="float">
            <text:p>0,0</text:p>
          </table:table-cell>
          <table:table-cell table:style-name="ce49" table:number-matrix-columns-spanned="1" table:number-matrix-rows-spanned="1" table:formula="of:=SUM(IF(SUMIF([.$BG$3:.$BH$4];[.E3:.E33];[.$BH$3:.$BH$4])&gt;0;IF(WEEKDAY([.B3:.B33];2)&lt;=5;SUMIF([.$BG$3:.$BH$4];[.E3:.E33];[.$BH$3:.$BH$4])-(SUMIF([.$BC$3:.$BE$19];[.B3:.B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G3:.G33];[.$BH$3:.$BH$4])&gt;0;IF(WEEKDAY([.F3:.F33];2)&lt;=5;SUMIF([.$BG$3:.$BH$4];[.G3:.G33];[.$BH$3:.$BH$4])-(SUMIF([.$BC$3:.$BE$19];[.F3:.F33];[.$BE$3:.$BE$19]));0)))" office:value-type="float" office:value="2" calcext:value-type="float">
            <text:p>2,0</text:p>
          </table:table-cell>
          <table:table-cell table:style-name="ce69" table:number-matrix-columns-spanned="1" table:number-matrix-rows-spanned="1" table:formula="of:=SUM(IF(SUMIF([.$BG$3:.$BH$4];[.H3:.H33];[.$BH$3:.$BH$4])&gt;0;IF(WEEKDAY([.F3:.F33];2)&lt;=5;SUMIF([.$BG$3:.$BH$4];[.H3:.H33];[.$BH$3:.$BH$4])-(SUMIF([.$BC$3:.$BE$19];[.F3:.F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I3:.I33];[.$BH$3:.$BH$4])&gt;0;IF(WEEKDAY([.F3:.F33];2)&lt;=5;SUMIF([.$BG$3:.$BH$4];[.I3:.I33];[.$BH$3:.$BH$4])-(SUMIF([.$BC$3:.$BE$19];[.F3:.F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K3:.K33];[.$BH$3:.$BH$4])&gt;0;IF(WEEKDAY([.J3:.J33];2)&lt;=5;SUMIF([.$BG$3:.$BH$4];[.K3:.K33];[.$BH$3:.$BH$4])-(SUMIF([.$BC$3:.$BE$19];[.J3:.J33];[.$BE$3:.$BE$19]));0)))" office:value-type="float" office:value="2" calcext:value-type="float">
            <text:p>2,0</text:p>
          </table:table-cell>
          <table:table-cell table:style-name="ce69" table:number-matrix-columns-spanned="1" table:number-matrix-rows-spanned="1" table:formula="of:=SUM(IF(SUMIF([.$BG$3:.$BH$4];[.L3:.L33];[.$BH$3:.$BH$4])&gt;0;IF(WEEKDAY([.J3:.J33];2)&lt;=5;SUMIF([.$BG$3:.$BH$4];[.L3:.L33];[.$BH$3:.$BH$4])-(SUMIF([.$BC$3:.$BE$19];[.J3:.J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M3:.M33];[.$BH$3:.$BH$4])&gt;0;IF(WEEKDAY([.J3:.J33];2)&lt;=5;SUMIF([.$BG$3:.$BH$4];[.M3:.M33];[.$BH$3:.$BH$4])-(SUMIF([.$BC$3:.$BE$19];[.J3:.J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O3:.O33];[.$BH$3:.$BH$4])&gt;0;IF(WEEKDAY([.N3:.N33];2)&lt;=5;SUMIF([.$BG$3:.$BH$4];[.O3:.O33];[.$BH$3:.$BH$4])-(SUMIF([.$BC$3:.$BE$19];[.N3:.N33];[.$BE$3:.$BE$19]));0)))" office:value-type="float" office:value="2" calcext:value-type="float">
            <text:p>2,0</text:p>
          </table:table-cell>
          <table:table-cell table:style-name="ce69" table:number-matrix-columns-spanned="1" table:number-matrix-rows-spanned="1" table:formula="of:=SUM(IF(SUMIF([.$BG$3:.$BH$4];[.P3:.P33];[.$BH$3:.$BH$4])&gt;0;IF(WEEKDAY([.N3:.N33];2)&lt;=5;SUMIF([.$BG$3:.$BH$4];[.P3:.P33];[.$BH$3:.$BH$4])-(SUMIF([.$BC$3:.$BE$19];[.N3:.N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Q3:.Q33];[.$BH$3:.$BH$4])&gt;0;IF(WEEKDAY([.N3:.N33];2)&lt;=5;SUMIF([.$BG$3:.$BH$4];[.Q3:.Q33];[.$BH$3:.$BH$4])-(SUMIF([.$BC$3:.$BE$19];[.N3:.N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S3:.S33];[.$BH$3:.$BH$4])&gt;0;IF(WEEKDAY([.R3:.R33];2)&lt;=5;SUMIF([.$BG$3:.$BH$4];[.S3:.S33];[.$BH$3:.$BH$4])-(SUMIF([.$BC$3:.$BE$19];[.R3:.R33];[.$BE$3:.$BE$19]));0)))" office:value-type="float" office:value="11" calcext:value-type="float">
            <text:p>11,0</text:p>
          </table:table-cell>
          <table:table-cell table:style-name="ce69" table:number-matrix-columns-spanned="1" table:number-matrix-rows-spanned="1" table:formula="of:=SUM(IF(SUMIF([.$BG$3:.$BH$4];[.T3:.T33];[.$BH$3:.$BH$4])&gt;0;IF(WEEKDAY([.R3:.R33];2)&lt;=5;SUMIF([.$BG$3:.$BH$4];[.T3:.T33];[.$BH$3:.$BH$4])-(SUMIF([.$BC$3:.$BE$19];[.R3:.R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U3:.U33];[.$BH$3:.$BH$4])&gt;0;IF(WEEKDAY([.R3:.R33];2)&lt;=5;SUMIF([.$BG$3:.$BH$4];[.U3:.U33];[.$BH$3:.$BH$4])-(SUMIF([.$BC$3:.$BE$19];[.R3:.R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W3:.W33];[.$BH$3:.$BH$4])&gt;0;IF(WEEKDAY([.V3:.V33];2)&lt;=5;SUMIF([.$BG$3:.$BH$4];[.W3:.W33];[.$BH$3:.$BH$4])-(SUMIF([.$BC$3:.$BE$19];[.V3:.V33];[.$BE$3:.$BE$19]));0)))" office:value-type="float" office:value="0" calcext:value-type="float">
            <text:p>0,0</text:p>
          </table:table-cell>
          <table:table-cell table:style-name="ce69" table:number-matrix-columns-spanned="1" table:number-matrix-rows-spanned="1" table:formula="of:=SUM(IF(SUMIF([.$BG$3:.$BH$4];[.X3:.X33];[.$BH$3:.$BH$4])&gt;0;IF(WEEKDAY([.V3:.V33];2)&lt;=5;SUMIF([.$BG$3:.$BH$4];[.X3:.X33];[.$BH$3:.$BH$4])-(SUMIF([.$BC$3:.$BE$19];[.V3:.V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Y3:.Y33];[.$BH$3:.$BH$4])&gt;0;IF(WEEKDAY([.V3:.V33];2)&lt;=5;SUMIF([.$BG$3:.$BH$4];[.Y3:.Y33];[.$BH$3:.$BH$4])-(SUMIF([.$BC$3:.$BE$19];[.V3:.V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AA3:.AA33];[.$BH$3:.$BH$4])&gt;0;IF(WEEKDAY([.Z3:.Z33];2)&lt;=5;SUMIF([.$BG$3:.$BH$4];[.AA3:.AA33];[.$BH$3:.$BH$4])-(SUMIF([.$BC$3:.$BE$19];[.Z3:.Z33];[.$BE$3:.$BE$19]));0)))" office:value-type="float" office:value="0" calcext:value-type="float">
            <text:p>0,0</text:p>
          </table:table-cell>
          <table:table-cell table:style-name="ce69" table:number-matrix-columns-spanned="1" table:number-matrix-rows-spanned="1" table:formula="of:=SUM(IF(SUMIF([.$BG$3:.$BH$4];[.AB3:.AB33];[.$BH$3:.$BH$4])&gt;0;IF(WEEKDAY([.Z3:.Z33];2)&lt;=5;SUMIF([.$BG$3:.$BH$4];[.AB3:.AB33];[.$BH$3:.$BH$4])-(SUMIF([.$BC$3:.$BE$19];[.Z3:.Z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AC3:.AC33];[.$BH$3:.$BH$4])&gt;0;IF(WEEKDAY([.Z3:.Z33];2)&lt;=5;SUMIF([.$BG$3:.$BH$4];[.AC3:.AC33];[.$BH$3:.$BH$4])-(SUMIF([.$BC$3:.$BE$19];[.Z3:.Z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AE3:.AE33];[.$BH$3:.$BH$4])&gt;0;IF(WEEKDAY([.AD3:.AD33];2)&lt;=5;SUMIF([.$BG$3:.$BH$4];[.AE3:.AE33];[.$BH$3:.$BH$4])-(SUMIF([.$BC$3:.$BE$19];[.AD3:.AD33];[.$BE$3:.$BE$19]));0)))" office:value-type="float" office:value="10" calcext:value-type="float">
            <text:p>10,0</text:p>
          </table:table-cell>
          <table:table-cell table:style-name="ce69" table:number-matrix-columns-spanned="1" table:number-matrix-rows-spanned="1" table:formula="of:=SUM(IF(SUMIF([.$BG$3:.$BH$4];[.AF3:.AF33];[.$BH$3:.$BH$4])&gt;0;IF(WEEKDAY([.AD3:.AD33];2)&lt;=5;SUMIF([.$BG$3:.$BH$4];[.AF3:.AF33];[.$BH$3:.$BH$4])-(SUMIF([.$BC$3:.$BE$19];[.AD3:.AD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AG3:.AG33];[.$BH$3:.$BH$4])&gt;0;IF(WEEKDAY([.AD3:.AD33];2)&lt;=5;SUMIF([.$BG$3:.$BH$4];[.AG3:.AG33];[.$BH$3:.$BH$4])-(SUMIF([.$BC$3:.$BE$19];[.AD3:.AD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AI3:.AI33];[.$BH$3:.$BH$4])&gt;0;IF(WEEKDAY([.AH3:.AH33];2)&lt;=5;SUMIF([.$BG$3:.$BH$4];[.AI3:.AI33];[.$BH$3:.$BH$4])-(SUMIF([.$BC$3:.$BE$19];[.AH3:.AH33];[.$BE$3:.$BE$19]));0)))" office:value-type="float" office:value="0" calcext:value-type="float">
            <text:p>0,0</text:p>
          </table:table-cell>
          <table:table-cell table:style-name="ce69" table:number-matrix-columns-spanned="1" table:number-matrix-rows-spanned="1" table:formula="of:=SUM(IF(SUMIF([.$BG$3:.$BH$4];[.AJ3:.AJ33];[.$BH$3:.$BH$4])&gt;0;IF(WEEKDAY([.AH3:.AH33];2)&lt;=5;SUMIF([.$BG$3:.$BH$4];[.AJ3:.AJ33];[.$BH$3:.$BH$4])-(SUMIF([.$BC$3:.$BE$19];[.AH3:.AH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AK3:.AK33];[.$BH$3:.$BH$4])&gt;0;IF(WEEKDAY([.AH3:.AH33];2)&lt;=5;SUMIF([.$BG$3:.$BH$4];[.AK3:.AK33];[.$BH$3:.$BH$4])-(SUMIF([.$BC$3:.$BE$19];[.AH3:.AH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AM3:.AM33];[.$BH$3:.$BH$4])&gt;0;IF(WEEKDAY([.AL3:.AL33];2)&lt;=5;SUMIF([.$BG$3:.$BH$4];[.AM3:.AM33];[.$BH$3:.$BH$4])-(SUMIF([.$BC$3:.$BE$19];[.AL3:.AL33];[.$BE$3:.$BE$19]));0)))" office:value-type="float" office:value="0" calcext:value-type="float">
            <text:p>0,0</text:p>
          </table:table-cell>
          <table:table-cell table:style-name="ce69" table:number-matrix-columns-spanned="1" table:number-matrix-rows-spanned="1" table:formula="of:=SUM(IF(SUMIF([.$BG$3:.$BH$4];[.AN3:.AN33];[.$BH$3:.$BH$4])&gt;0;IF(WEEKDAY([.AL3:.AL33];2)&lt;=5;SUMIF([.$BG$3:.$BH$4];[.AN3:.AN33];[.$BH$3:.$BH$4])-(SUMIF([.$BC$3:.$BE$19];[.AL3:.AL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AO3:.AO33];[.$BH$3:.$BH$4])&gt;0;IF(WEEKDAY([.AL3:.AL33];2)&lt;=5;SUMIF([.$BG$3:.$BH$4];[.AO3:.AO33];[.$BH$3:.$BH$4])-(SUMIF([.$BC$3:.$BE$19];[.AL3:.AL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AQ3:.AQ33];[.$BH$3:.$BH$4])&gt;0;IF(WEEKDAY([.AP3:.AP33];2)&lt;=5;SUMIF([.$BG$3:.$BH$4];[.AQ3:.AQ33];[.$BH$3:.$BH$4])-(SUMIF([.$BC$3:.$BE$19];[.AP3:.AP33];[.$BE$3:.$BE$19]));0)))" office:value-type="float" office:value="0" calcext:value-type="float">
            <text:p>0,0</text:p>
          </table:table-cell>
          <table:table-cell table:style-name="ce69" table:number-matrix-columns-spanned="1" table:number-matrix-rows-spanned="1" table:formula="of:=SUM(IF(SUMIF([.$BG$3:.$BH$4];[.AR3:.AR33];[.$BH$3:.$BH$4])&gt;0;IF(WEEKDAY([.AP3:.AP33];2)&lt;=5;SUMIF([.$BG$3:.$BH$4];[.AR3:.AR33];[.$BH$3:.$BH$4])-(SUMIF([.$BC$3:.$BE$19];[.AP3:.AP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AS3:.AS33];[.$BH$3:.$BH$4])&gt;0;IF(WEEKDAY([.AP3:.AP33];2)&lt;=5;SUMIF([.$BG$3:.$BH$4];[.AS3:.AS33];[.$BH$3:.$BH$4])-(SUMIF([.$BC$3:.$BE$19];[.AP3:.AP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AU3:.AU33];[.$BH$3:.$BH$4])&gt;0;IF(WEEKDAY([.AT3:.AT33];2)&lt;=5;SUMIF([.$BG$3:.$BH$4];[.AU3:.AU33];[.$BH$3:.$BH$4])-(SUMIF([.$BC$3:.$BE$19];[.AT3:.AT33];[.$BE$3:.$BE$19]));0)))" office:value-type="float" office:value="0" calcext:value-type="float">
            <text:p>0,0</text:p>
          </table:table-cell>
          <table:table-cell table:style-name="ce69" table:number-matrix-columns-spanned="1" table:number-matrix-rows-spanned="1" table:formula="of:=SUM(IF(SUMIF([.$BG$3:.$BH$4];[.AV3:.AV33];[.$BH$3:.$BH$4])&gt;0;IF(WEEKDAY([.AT3:.AT33];2)&lt;=5;SUMIF([.$BG$3:.$BH$4];[.AV3:.AV33];[.$BH$3:.$BH$4])-(SUMIF([.$BC$3:.$BE$19];[.AT3:.AT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AW3:.AW33];[.$BH$3:.$BH$4])&gt;0;IF(WEEKDAY([.AT3:.AT33];2)&lt;=5;SUMIF([.$BG$3:.$BH$4];[.AW3:.AW33];[.$BH$3:.$BH$4])-(SUMIF([.$BC$3:.$BE$19];[.AT3:.AT33];[.$BE$3:.$BE$19]));0)))" office:value-type="float" office:value="0" calcext:value-type="float">
            <text:p>0,0</text:p>
          </table:table-cell>
          <table:table-cell table:style-name="ce64"/>
          <table:table-cell table:style-name="ce66" table:number-matrix-columns-spanned="1" table:number-matrix-rows-spanned="1" table:formula="of:=SUM(IF(SUMIF([.$BG$3:.$BH$4];[.AY3:.AY33];[.$BH$3:.$BH$4])&gt;0;IF(WEEKDAY([.AX3:.AX33];2)&lt;=5;SUMIF([.$BG$3:.$BH$4];[.AY3:.AY33];[.$BH$3:.$BH$4])-(SUMIF([.$BC$3:.$BE$19];[.AX3:.AX33];[.$BE$3:.$BE$19]));0)))" office:value-type="float" office:value="0" calcext:value-type="float">
            <text:p>0,0</text:p>
          </table:table-cell>
          <table:table-cell table:style-name="ce69" table:number-matrix-columns-spanned="1" table:number-matrix-rows-spanned="1" table:formula="of:=SUM(IF(SUMIF([.$BG$3:.$BH$4];[.AZ3:.AZ33];[.$BH$3:.$BH$4])&gt;0;IF(WEEKDAY([.AX3:.AX33];2)&lt;=5;SUMIF([.$BG$3:.$BH$4];[.AZ3:.AZ33];[.$BH$3:.$BH$4])-(SUMIF([.$BC$3:.$BE$19];[.AX3:.AX33];[.$BE$3:.$BE$19]));0)))" office:value-type="float" office:value="0" calcext:value-type="float">
            <text:p>0,0</text:p>
          </table:table-cell>
          <table:table-cell table:style-name="ce71" table:number-matrix-columns-spanned="1" table:number-matrix-rows-spanned="1" table:formula="of:=SUM(IF(SUMIF([.$BG$3:.$BH$4];[.BA3:.BA33];[.$BH$3:.$BH$4])&gt;0;IF(WEEKDAY([.AX3:.AX33];2)&lt;=5;SUMIF([.$BG$3:.$BH$4];[.BA3:.BA33];[.$BH$3:.$BH$4])-(SUMIF([.$BC$3:.$BE$19];[.AX3:.AX33];[.$BE$3:.$BE$19]));0)))" office:value-type="float" office:value="0" calcext:value-type="float">
            <text:p>0,0</text:p>
          </table:table-cell>
          <table:table-cell table:style-name="ce3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29"/>
          <table:table-cell table:number-columns-repeated="27"/>
          <table:table-cell table:style-name="ce29" table:number-columns-repeated="3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47"/>
        </table:table-row>
        <table:table-row table:style-name="ro1" table:number-rows-repeated="1048537">
          <table:table-cell table:number-columns-repeated="1050"/>
        </table:table-row>
        <table:table-row table:style-name="ro2">
          <table:table-cell table:number-columns-repeated="1050"/>
        </table:table-row>
        <calcext:conditional-formats>
          <calcext:conditional-format calcext:target-range-address="'2026'.B25:'2026'.B33 '2026'.B3:'2026'.B23">
            <calcext:condition calcext:apply-style-name="Feiertag" calcext:value="formula-is(SUMPRODUCT(--([.B3]=[.$BC$3:.$BC$19]))&gt;0)" calcext:base-cell-address="'2026'.B3"/>
            <calcext:condition calcext:apply-style-name="Wochenende" calcext:value="formula-is(WEEKDAY([.B3];2)&gt;5)" calcext:base-cell-address="'2026'.B3"/>
          </calcext:conditional-format>
          <calcext:conditional-format calcext:target-range-address="'2026'.BA3:'2026'.BA33">
            <calcext:condition calcext:apply-style-name="Urlaub 0,5" calcext:value="=&quot;UR/2&quot;" calcext:base-cell-address="'2026'.BA3"/>
            <calcext:condition calcext:apply-style-name="Urlaub" calcext:value="=&quot;UR&quot;" calcext:base-cell-address="'2026'.BA3"/>
            <calcext:condition calcext:apply-style-name="Sonderurlaub" calcext:value="=&quot;SUR&quot;" calcext:base-cell-address="'2026'.BA3"/>
            <calcext:condition calcext:apply-style-name="Unbezahlter Urlaub" calcext:value="=&quot;UUR&quot;" calcext:base-cell-address="'2026'.BA3"/>
            <calcext:condition calcext:apply-style-name="Feiertag" calcext:value="formula-is(SUMPRODUCT(--([.AX3]=[.$BC$3:.$BC$19])&gt;0))" calcext:base-cell-address="'2026'.BA3"/>
            <calcext:condition calcext:apply-style-name="Wochenende" calcext:value="formula-is(WEEKDAY([.AX3];2)&gt;5)" calcext:base-cell-address="'2026'.BA3"/>
          </calcext:conditional-format>
          <calcext:conditional-format calcext:target-range-address="'2026'.G3:'2026'.G33 '2026'.K3:'2026'.K33 '2026'.O3:'2026'.O33 '2026'.S3:'2026'.S33 '2026'.W3:'2026'.W33 '2026'.AA3:'2026'.AA33 '2026'.AE3:'2026'.AE33 '2026'.AI3:'2026'.AI33 '2026'.AM3:'2026'.AM33 '2026'.AQ3:'2026'.AQ33 '2026'.AU3:'2026'.AU33 '2026'.AY3:'2026'.AY33">
            <calcext:condition calcext:apply-style-name="Urlaub 0,5" calcext:value="=&quot;UR/2&quot;" calcext:base-cell-address="'2026'.G3"/>
            <calcext:condition calcext:apply-style-name="Urlaub" calcext:value="=&quot;UR&quot;" calcext:base-cell-address="'2026'.G3"/>
            <calcext:condition calcext:apply-style-name="Unbezahlter Urlaub" calcext:value="=&quot;UUR&quot;" calcext:base-cell-address="'2026'.G3"/>
            <calcext:condition calcext:apply-style-name="Sonderurlaub" calcext:value="=&quot;SUR&quot;" calcext:base-cell-address="'2026'.G3"/>
            <calcext:condition calcext:apply-style-name="Feiertag" calcext:value="formula-is(SUMPRODUCT(--([.F3]=[.$BC$3:.$BC$19])&gt;0))" calcext:base-cell-address="'2026'.G3"/>
            <calcext:condition calcext:apply-style-name="Wochenende" calcext:value="formula-is(WEEKDAY([.F3];2)&gt;5)" calcext:base-cell-address="'2026'.G3"/>
          </calcext:conditional-format>
          <calcext:conditional-format calcext:target-range-address="'2026'.F25:'2026'.F33 '2026'.N25:'2026'.N33 '2026'.V25:'2026'.V33 '2026'.AH25:'2026'.AH33 '2026'.J25:'2026'.J33 '2026'.R25:'2026'.R33 '2026'.Z25:'2026'.Z33 '2026'.AD25:'2026'.AD33 '2026'.AL25:'2026'.AL33 '2026'.AP25:'2026'.AP33 '2026'.AT25:'2026'.AT33 '2026'.AX3:'2026'.AX33 '2026'.F3:'2026'.F23 '2026'.N3:'2026'.N23 '2026'.V3:'2026'.V23 '2026'.AH3:'2026'.AH23 '2026'.J3:'2026'.J23 '2026'.R3:'2026'.R23 '2026'.Z3:'2026'.Z23 '2026'.AD3:'2026'.AD23 '2026'.AL3:'2026'.AL23 '2026'.AP3:'2026'.AP23 '2026'.AT3:'2026'.AT23">
            <calcext:condition calcext:apply-style-name="Feiertag" calcext:value="formula-is(SUMPRODUCT(--([.F3]=[.$BC$3:.$BC$19]))&gt;0)" calcext:base-cell-address="'2026'.F3"/>
            <calcext:condition calcext:apply-style-name="Wochenende" calcext:value="formula-is(WEEKDAY([.F3];2)&gt;5)" calcext:base-cell-address="'2026'.F3"/>
          </calcext:conditional-format>
          <calcext:conditional-format calcext:target-range-address="'2026'.H3:'2026'.H33 '2026'.L3:'2026'.L33 '2026'.P3:'2026'.P33 '2026'.T3:'2026'.T33 '2026'.X3:'2026'.X33 '2026'.AB3:'2026'.AB33 '2026'.AF3:'2026'.AF33 '2026'.AJ3:'2026'.AJ33 '2026'.AN3:'2026'.AN33 '2026'.AR3:'2026'.AR33 '2026'.AV3:'2026'.AV33 '2026'.AZ3:'2026'.AZ33">
            <calcext:condition calcext:apply-style-name="Feiertag" calcext:value="formula-is(SUMPRODUCT(--([.F3]=[.$BC$3:.$BC$19])&gt;0))" calcext:base-cell-address="'2026'.H3"/>
            <calcext:condition calcext:apply-style-name="Urlaub 0,5" calcext:value="=&quot;UR/2&quot;" calcext:base-cell-address="'2026'.H3"/>
            <calcext:condition calcext:apply-style-name="Urlaub" calcext:value="=&quot;UR&quot;" calcext:base-cell-address="'2026'.H3"/>
            <calcext:condition calcext:apply-style-name="Sonderurlaub" calcext:value="=&quot;SUR&quot;" calcext:base-cell-address="'2026'.H3"/>
            <calcext:condition calcext:apply-style-name="Unbezahlter Urlaub" calcext:value="=&quot;UUR&quot;" calcext:base-cell-address="'2026'.H3"/>
            <calcext:condition calcext:apply-style-name="Wochenende" calcext:value="formula-is(WEEKDAY([.F3];2)&gt;5)" calcext:base-cell-address="'2026'.H3"/>
          </calcext:conditional-format>
          <calcext:conditional-format calcext:target-range-address="'2026'.I3:'2026'.I33 '2026'.M3:'2026'.M33">
            <calcext:condition calcext:apply-style-name="Feiertag" calcext:value="formula-is(SUMPRODUCT(--([.F3]=[.$BC$3:.$BC$19])&gt;0))" calcext:base-cell-address="'2026'.I3"/>
          </calcext:conditional-format>
          <calcext:conditional-format calcext:target-range-address="'2026'.I3:'2026'.I33 '2026'.M3:'2026'.M33 '2026'.Q3:'2026'.Q33 '2026'.U3:'2026'.U33 '2026'.Y3:'2026'.Y33 '2026'.AC3:'2026'.AC33 '2026'.AG3:'2026'.AG33 '2026'.AK3:'2026'.AK33 '2026'.AO3:'2026'.AO33 '2026'.AS3:'2026'.AS33 '2026'.AW3:'2026'.AW33">
            <calcext:condition calcext:apply-style-name="Urlaub 0,5" calcext:value="=&quot;UR/2&quot;" calcext:base-cell-address="'2026'.I3"/>
            <calcext:condition calcext:apply-style-name="Urlaub" calcext:value="=&quot;UR&quot;" calcext:base-cell-address="'2026'.I3"/>
            <calcext:condition calcext:apply-style-name="Sonderurlaub" calcext:value="=&quot;SUR&quot;" calcext:base-cell-address="'2026'.I3"/>
            <calcext:condition calcext:apply-style-name="Unbezahlter Urlaub" calcext:value="=&quot;UUR&quot;" calcext:base-cell-address="'2026'.I3"/>
            <calcext:condition calcext:apply-style-name="Feiertag" calcext:value="formula-is(SUMPRODUCT(--([.F3]=[.$BC$3:.$BC$19])&gt;0))" calcext:base-cell-address="'2026'.I3"/>
            <calcext:condition calcext:apply-style-name="Wochenende" calcext:value="formula-is(WEEKDAY([.F3];2)&gt;5)" calcext:base-cell-address="'2026'.I3"/>
          </calcext:conditional-format>
          <calcext:conditional-format calcext:target-range-address="'2026'.F36:'2026'.G36 '2026'.I36:'2026'.K36 '2026'.M36:'2026'.O36 '2026'.Q36:'2026'.S36 '2026'.U36:'2026'.W36 '2026'.Y36:'2026'.AA36 '2026'.AC36:'2026'.AE36 '2026'.AG36:'2026'.AI36 '2026'.AK36:'2026'.AM36 '2026'.AO36:'2026'.AQ36 '2026'.AS36:'2026'.AU36 '2026'.AW36:'2026'.AY36 '2026'.BA36:'2026'.BA36">
            <calcext:condition calcext:apply-style-name="Urlaub Summe" calcext:value="&gt;0" calcext:base-cell-address="'2026'.F36"/>
          </calcext:conditional-format>
          <calcext:conditional-format calcext:target-range-address="'2026'.H36:'2026'.H36 '2026'.L36:'2026'.L36 '2026'.P36:'2026'.P36 '2026'.T36:'2026'.T36 '2026'.X36:'2026'.X36 '2026'.AB36:'2026'.AB36 '2026'.AF36:'2026'.AF36 '2026'.AJ36:'2026'.AJ36 '2026'.AN36:'2026'.AN36 '2026'.AR36:'2026'.AR36 '2026'.AV36:'2026'.AV36 '2026'.AZ36:'2026'.AZ36">
            <calcext:condition calcext:apply-style-name="Urlaub Summe" calcext:value="&gt;0" calcext:base-cell-address="'2026'.H36"/>
          </calcext:conditional-format>
          <calcext:conditional-format calcext:target-range-address="'2026'.E3:'2026'.E33">
            <calcext:condition calcext:apply-style-name="Feiertag" calcext:value="formula-is(SUMPRODUCT(--([.B3]=[.$BC$3:.$BC$19])&gt;0))" calcext:base-cell-address="'2026'.E3"/>
          </calcext:conditional-format>
          <calcext:conditional-format calcext:target-range-address="'2026'.E3:'2026'.E33">
            <calcext:condition calcext:apply-style-name="Urlaub 0,5" calcext:value="=&quot;UR/2&quot;" calcext:base-cell-address="'2026'.E3"/>
            <calcext:condition calcext:apply-style-name="Urlaub" calcext:value="=&quot;UR&quot;" calcext:base-cell-address="'2026'.E3"/>
            <calcext:condition calcext:apply-style-name="Sonderurlaub" calcext:value="=&quot;SUR&quot;" calcext:base-cell-address="'2026'.E3"/>
            <calcext:condition calcext:apply-style-name="Unbezahlter Urlaub" calcext:value="=&quot;UUR&quot;" calcext:base-cell-address="'2026'.E3"/>
            <calcext:condition calcext:apply-style-name="Feiertag" calcext:value="formula-is(SUMPRODUCT(--([.B3]=[.$BC$3:.$BC$19])&gt;0))" calcext:base-cell-address="'2026'.E3"/>
            <calcext:condition calcext:apply-style-name="Wochenende" calcext:value="formula-is(WEEKDAY([.B3];2)&gt;5)" calcext:base-cell-address="'2026'.E3"/>
          </calcext:conditional-format>
          <calcext:conditional-format calcext:target-range-address="'2026'.E36:'2026'.E36">
            <calcext:condition calcext:apply-style-name="Urlaub Summe" calcext:value="&gt;0" calcext:base-cell-address="'2026'.E36"/>
          </calcext:conditional-format>
          <calcext:conditional-format calcext:target-range-address="'2026'.D3:'2026'.D33">
            <calcext:condition calcext:apply-style-name="Feiertag" calcext:value="formula-is(SUMPRODUCT(--([.B3]=[.$BC$3:.$BC$19])&gt;0))" calcext:base-cell-address="'2026'.D3"/>
            <calcext:condition calcext:apply-style-name="Urlaub 0,5" calcext:value="=&quot;UR/2&quot;" calcext:base-cell-address="'2026'.D3"/>
            <calcext:condition calcext:apply-style-name="Urlaub" calcext:value="=&quot;UR&quot;" calcext:base-cell-address="'2026'.D3"/>
            <calcext:condition calcext:apply-style-name="Sonderurlaub" calcext:value="=&quot;SUR&quot;" calcext:base-cell-address="'2026'.D3"/>
            <calcext:condition calcext:apply-style-name="Unbezahlter Urlaub" calcext:value="=&quot;UUR&quot;" calcext:base-cell-address="'2026'.D3"/>
            <calcext:condition calcext:apply-style-name="Wochenende" calcext:value="formula-is(WEEKDAY([.B3];2)&gt;5)" calcext:base-cell-address="'2026'.D3"/>
          </calcext:conditional-format>
          <calcext:conditional-format calcext:target-range-address="'2026'.D36:'2026'.D36">
            <calcext:condition calcext:apply-style-name="Urlaub Summe" calcext:value="&gt;0" calcext:base-cell-address="'2026'.D36"/>
          </calcext:conditional-format>
          <calcext:conditional-format calcext:target-range-address="'2026'.C3:'2026'.C33">
            <calcext:condition calcext:apply-style-name="Urlaub 0,5" calcext:value="=&quot;UR/2&quot;" calcext:base-cell-address="'2026'.C3"/>
            <calcext:condition calcext:apply-style-name="Urlaub" calcext:value="=&quot;UR&quot;" calcext:base-cell-address="'2026'.C3"/>
            <calcext:condition calcext:apply-style-name="Unbezahlter Urlaub" calcext:value="=&quot;UUR&quot;" calcext:base-cell-address="'2026'.C3"/>
            <calcext:condition calcext:apply-style-name="Sonderurlaub" calcext:value="=&quot;SUR&quot;" calcext:base-cell-address="'2026'.C3"/>
            <calcext:condition calcext:apply-style-name="Feiertag" calcext:value="formula-is(SUMPRODUCT(--([.B3]=[.$BC$3:.$BC$19])&gt;0))" calcext:base-cell-address="'2026'.C3"/>
            <calcext:condition calcext:apply-style-name="Wochenende" calcext:value="formula-is(WEEKDAY([.B3];2)&gt;5)" calcext:base-cell-address="'2026'.C3"/>
          </calcext:conditional-format>
          <calcext:conditional-format calcext:target-range-address="'2026'.C36:'2026'.C36">
            <calcext:condition calcext:apply-style-name="Urlaub Summe" calcext:value="&gt;0" calcext:base-cell-address="'2026'.C36"/>
          </calcext:conditional-format>
        </calcext:conditional-formats>
      </table:table>
      <table:named-expressions>
        <table:named-expression table:name="cYear" table:base-cell-address="$'2026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de" fo:country="DE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Standard" style:family="graphic"/>
    <style:style style:name="Notiz" style:family="graphic" style:parent-style-name="Standard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Default" style:family="graphic" style:parent-style-name="Standard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Nimbus Sans'" style:font-family-generic-asian="system" style:font-pitch-asian="variable" style:font-size-asian="10pt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 </number:text>
      <number:day-of-week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number:date-style style:name="N118">
      <number:day number:style="long"/>
      <number:text>. </number:text>
      <number:month number:textual="true"/>
    </number:date-style>
    <number:date-style style:name="N119">
      <number:day/>
      <number:text>.</number:text>
      <number:month/>
      <number:text>.</number:text>
      <number:year/>
    </number:date-style>
    <style:style style:name="Standard" style:family="table-cell"/>
    <style:style style:name="Heading" style:family="table-cell" style:parent-style-name="Standard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Standard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Standard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Standard" style:data-style-name="N0">
      <style:table-cell-properties fo:background-color="transparent" style:vertical-align="automatic"/>
    </style:style>
    <style:style style:name="Note" style:family="table-cell" style:parent-style-name="Standard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Standard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Standard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Standard" style:data-style-name="N0">
      <style:table-cell-properties fo:background-color="transparent" style:vertical-align="automatic"/>
    </style:style>
    <style:style style:name="Good" style:family="table-cell" style:parent-style-name="Standard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Standard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Standard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Standard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Standard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Standard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Standard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Standard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Standard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Standard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Standard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Urlaub" style:family="table-cell" style:parent-style-name="Standard" style:data-style-name="N0">
      <style:table-cell-properties fo:background-color="#ff7979"/>
    </style:style>
    <style:style style:name="Urlaub_20_0_2c_5" style:display-name="Urlaub 0,5" style:family="table-cell" style:parent-style-name="Standard" style:data-style-name="N0">
      <style:table-cell-properties fo:background-color="#fbafaf"/>
    </style:style>
    <style:style style:name="Feiertag" style:family="table-cell" style:parent-style-name="Standard" style:data-style-name="N114">
      <style:table-cell-properties fo:background-color="#fbe5d6"/>
    </style:style>
    <style:style style:name="Wochenende" style:family="table-cell" style:parent-style-name="Standard" style:data-style-name="N114">
      <style:table-cell-properties fo:background-color="#e7e6e6"/>
    </style:style>
    <style:style style:name="Urlaub_20_Summe" style:display-name="Urlaub Summe" style:family="table-cell" style:parent-style-name="Standard">
      <style:table-cell-properties fo:background-color="#ffffff" style:diagonal-bl-tr="none" style:diagonal-tl-br="none"/>
      <style:text-properties fo:color="#00b050" fo:font-weight="bold" style:font-weight-asian="bold" style:font-weight-complex="bold"/>
    </style:style>
    <style:style style:name="Sonderurlaub" style:family="table-cell" style:parent-style-name="Standard">
      <style:table-cell-properties fo:background-color="#ffe994"/>
      <style:text-properties fo:color="#000000"/>
    </style:style>
    <style:style style:name="Unbezahlter_20_Urlaub" style:display-name="Unbezahlter Urlaub" style:family="table-cell" style:parent-style-name="Default">
      <style:table-cell-properties fo:background-color="#e8f2a1"/>
    </style:style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Berich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 style:data-style-name="N2" text:time-value="09:24:03.2503335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Default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 style:data-style-name="N2" text:time-value="09:24:03.246188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4.04.12.1$Linux_X86_64 LibreOffice_project/a4bbcd1c782b127468c52869e9396d2168d9fa5e</meta:generator>
    <meta:initial-creator>Benjamin Fras</meta:initial-creator>
    <meta:creation-date>2022-06-07T06:52:37Z</meta:creation-date>
    <dc:date>2026-01-16T09:31:56.082047084</dc:date>
    <meta:editing-cycles>40</meta:editing-cycles>
    <meta:editing-duration>PT2H37M25S</meta:editing-duration>
    <meta:document-statistic meta:table-count="1" meta:cell-count="654" meta:object-count="0"/>
    <meta:user-defined meta:name="AppVersion">15.0000</meta:user-defined>
  </office:meta>
</office:document-meta>
</file>